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7f0dd8" officeooo:paragraph-rsid="0000de8b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520924" officeooo:paragraph-rsid="0000de8b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520924" officeooo:paragraph-rsid="000dc734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5a88a3" officeooo:paragraph-rsid="0000de8b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371cfd" officeooo:paragraph-rsid="0000de8b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27dc8e" officeooo:paragraph-rsid="0000de8b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officeooo:rsid="00269353" officeooo:paragraph-rsid="0000de8b"/>
    </style:style>
    <style:style style:name="P8" style:family="paragraph" style:parent-style-name="Standard">
      <style:text-properties officeooo:rsid="00269353" officeooo:paragraph-rsid="0000de8b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93626" officeooo:paragraph-rsid="0000de8b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df07d" officeooo:paragraph-rsid="0000de8b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520924" officeooo:paragraph-rsid="0000de8b" style:font-weight-asian="bold" style:font-weight-complex="bold"/>
    </style:style>
    <style:style style:name="P12" style:family="paragraph" style:parent-style-name="Standard">
      <style:text-properties officeooo:paragraph-rsid="0000de8b"/>
    </style:style>
    <style:style style:name="P13" style:family="paragraph" style:parent-style-name="Standard">
      <style:text-properties style:font-name="Courier New" style:text-underline-style="none" fo:font-weight="normal" officeooo:rsid="007f0dd8" officeooo:paragraph-rsid="0008ec20" style:font-weight-asian="normal" style:font-weight-complex="normal"/>
    </style:style>
    <style:style style:name="P14" style:family="paragraph" style:parent-style-name="Standard">
      <style:text-properties style:font-name="Courier New" style:text-underline-style="none" fo:font-weight="normal" officeooo:rsid="007f0dd8" officeooo:paragraph-rsid="0012710b" style:font-weight-asian="normal" style:font-weight-complex="normal"/>
    </style:style>
    <style:style style:name="P15" style:family="paragraph" style:parent-style-name="Standard">
      <style:text-properties style:font-name="Courier New" style:text-underline-style="none" fo:font-weight="normal" officeooo:rsid="007f0dd8" officeooo:paragraph-rsid="0012f74a" style:font-weight-asian="normal" style:font-weight-complex="normal"/>
    </style:style>
    <style:style style:name="P16" style:family="paragraph" style:parent-style-name="Standard">
      <style:text-properties style:font-name="Courier New" style:text-underline-style="none" fo:font-weight="normal" officeooo:rsid="007f0dd8" officeooo:paragraph-rsid="0013fd41" style:font-weight-asian="normal" style:font-weight-complex="normal"/>
    </style:style>
    <style:style style:name="P17" style:family="paragraph" style:parent-style-name="Standard">
      <style:text-properties style:font-name="Courier New" style:text-underline-style="none" fo:font-weight="normal" officeooo:rsid="007f0dd8" officeooo:paragraph-rsid="0014e1bb" style:font-weight-asian="normal" style:font-weight-complex="normal"/>
    </style:style>
    <style:style style:name="P18" style:family="paragraph" style:parent-style-name="Standard">
      <style:text-properties style:font-name="Courier New" style:text-underline-style="none" fo:font-weight="normal" officeooo:rsid="007f0dd8" officeooo:paragraph-rsid="00165cf1" style:font-weight-asian="normal" style:font-weight-complex="normal"/>
    </style:style>
    <style:style style:name="P19" style:family="paragraph" style:parent-style-name="Standard">
      <style:text-properties style:font-name="Courier New" style:text-underline-style="none" fo:font-weight="normal" officeooo:rsid="007f0dd8" officeooo:paragraph-rsid="00165d94" style:font-weight-asian="normal" style:font-weight-complex="normal"/>
    </style:style>
    <style:style style:name="P20" style:family="paragraph" style:parent-style-name="Standard">
      <style:text-properties style:font-name="Courier New" style:text-underline-style="none" fo:font-weight="normal" officeooo:rsid="007f0dd8" officeooo:paragraph-rsid="00179c56" style:font-weight-asian="normal" style:font-weight-complex="normal"/>
    </style:style>
    <style:style style:name="P21" style:family="paragraph" style:parent-style-name="Standard">
      <style:text-properties style:font-name="Courier New" style:text-underline-style="none" fo:font-weight="normal" officeooo:rsid="007f0dd8" officeooo:paragraph-rsid="00195675" style:font-weight-asian="normal" style:font-weight-complex="normal"/>
    </style:style>
    <style:style style:name="P22" style:family="paragraph" style:parent-style-name="Standard">
      <style:text-properties style:font-name="Courier New" style:text-underline-style="none" fo:font-weight="normal" officeooo:rsid="007f0dd8" officeooo:paragraph-rsid="001d4377" style:font-weight-asian="normal" style:font-weight-complex="normal"/>
    </style:style>
    <style:style style:name="P23" style:family="paragraph" style:parent-style-name="Standard">
      <style:text-properties style:font-name="Courier New" style:text-underline-style="none" fo:font-weight="normal" officeooo:rsid="007f0dd8" officeooo:paragraph-rsid="001d6574" style:font-weight-asian="normal" style:font-weight-complex="normal"/>
    </style:style>
    <style:style style:name="P24" style:family="paragraph" style:parent-style-name="Standard">
      <style:text-properties style:font-name="Courier New" style:text-underline-style="none" fo:font-weight="normal" officeooo:rsid="007f0dd8" officeooo:paragraph-rsid="001d9966" style:font-weight-asian="normal" style:font-weight-complex="normal"/>
    </style:style>
    <style:style style:name="P25" style:family="paragraph" style:parent-style-name="Standard">
      <style:text-properties style:font-name="Courier New" style:text-underline-style="none" fo:font-weight="normal" officeooo:rsid="007f0dd8" officeooo:paragraph-rsid="001f2fcf" style:font-weight-asian="normal" style:font-weight-complex="normal"/>
    </style:style>
    <style:style style:name="P26" style:family="paragraph" style:parent-style-name="Standard">
      <style:text-properties style:font-name="Courier New" style:text-underline-style="none" fo:font-weight="normal" officeooo:rsid="007f0dd8" officeooo:paragraph-rsid="0020c022" style:font-weight-asian="normal" style:font-weight-complex="normal"/>
    </style:style>
    <style:style style:name="P27" style:family="paragraph" style:parent-style-name="Standard">
      <style:text-properties style:font-name="Courier New" style:text-underline-style="none" fo:font-weight="normal" officeooo:rsid="007f0dd8" officeooo:paragraph-rsid="0022336b" style:font-weight-asian="normal" style:font-weight-complex="normal"/>
    </style:style>
    <style:style style:name="P28" style:family="paragraph" style:parent-style-name="Standard">
      <style:text-properties style:font-name="Courier New" style:text-underline-style="none" fo:font-weight="normal" officeooo:rsid="007f0dd8" officeooo:paragraph-rsid="002455d2" style:font-weight-asian="normal" style:font-weight-complex="normal"/>
    </style:style>
    <style:style style:name="P29" style:family="paragraph" style:parent-style-name="Standard">
      <style:text-properties style:font-name="Courier New" style:text-underline-style="none" fo:font-weight="normal" officeooo:rsid="007f0dd8" officeooo:paragraph-rsid="0024e864" style:font-weight-asian="normal" style:font-weight-complex="normal"/>
    </style:style>
    <style:style style:name="P30" style:family="paragraph" style:parent-style-name="Standard">
      <style:text-properties style:font-name="Courier New" style:text-underline-style="none" fo:font-weight="normal" officeooo:rsid="007f0dd8" officeooo:paragraph-rsid="0025f1fc" style:font-weight-asian="normal" style:font-weight-complex="normal"/>
    </style:style>
    <style:style style:name="P31" style:family="paragraph" style:parent-style-name="Standard">
      <style:text-properties style:font-name="Courier New" style:text-underline-style="none" fo:font-weight="normal" officeooo:rsid="007f0dd8" officeooo:paragraph-rsid="0027dc22" style:font-weight-asian="normal" style:font-weight-complex="normal"/>
    </style:style>
    <style:style style:name="P32" style:family="paragraph" style:parent-style-name="Standard">
      <style:text-properties style:font-name="Courier New" style:text-underline-style="none" fo:font-weight="normal" officeooo:rsid="007f0dd8" officeooo:paragraph-rsid="00280a57" style:font-weight-asian="normal" style:font-weight-complex="normal"/>
    </style:style>
    <style:style style:name="P33" style:family="paragraph" style:parent-style-name="Standard">
      <style:text-properties style:font-name="Courier New" style:text-underline-style="none" fo:font-weight="normal" officeooo:rsid="007f0dd8" officeooo:paragraph-rsid="00284161" style:font-weight-asian="normal" style:font-weight-complex="normal"/>
    </style:style>
    <style:style style:name="P34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officeooo:rsid="00269353" officeooo:paragraph-rsid="0000de8b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520924" officeooo:paragraph-rsid="000dc734" style:font-weight-asian="normal" style:font-weight-complex="normal"/>
    </style:style>
    <style:style style:name="P36" style:family="paragraph" style:parent-style-name="Standard">
      <style:text-properties style:font-name="Courier New" style:text-underline-style="none" fo:font-weight="normal" officeooo:rsid="007f0dd8" officeooo:paragraph-rsid="002a26aa" style:font-weight-asian="normal" style:font-weight-complex="normal"/>
    </style:style>
    <style:style style:name="P37" style:family="paragraph" style:parent-style-name="Standard">
      <style:text-properties style:font-name="Courier New" style:text-underline-style="none" fo:font-weight="normal" officeooo:rsid="007f0dd8" officeooo:paragraph-rsid="002a6cfc" style:font-weight-asian="normal" style:font-weight-complex="normal"/>
    </style:style>
    <style:style style:name="P38" style:family="paragraph" style:parent-style-name="Standard">
      <style:text-properties style:font-name="Courier New" style:text-underline-style="none" fo:font-weight="normal" officeooo:rsid="007f0dd8" officeooo:paragraph-rsid="002c4af8" style:font-weight-asian="normal" style:font-weight-complex="normal"/>
    </style:style>
    <style:style style:name="P39" style:family="paragraph" style:parent-style-name="Standard">
      <style:text-properties style:font-name="Courier New" style:text-underline-style="none" fo:font-weight="normal" officeooo:rsid="007f0dd8" officeooo:paragraph-rsid="002d8471" style:font-weight-asian="normal" style:font-weight-complex="normal"/>
    </style:style>
    <style:style style:name="P40" style:family="paragraph" style:parent-style-name="Standard">
      <style:text-properties style:font-name="Courier New" style:text-underline-style="none" fo:font-weight="normal" officeooo:rsid="007f0dd8" officeooo:paragraph-rsid="002e3a0a" style:font-weight-asian="normal" style:font-weight-complex="normal"/>
    </style:style>
    <style:style style:name="P41" style:family="paragraph" style:parent-style-name="Standard">
      <style:text-properties style:font-name="Courier New" style:text-underline-style="none" fo:font-weight="normal" officeooo:rsid="007f0dd8" officeooo:paragraph-rsid="002fed2d" style:font-weight-asian="normal" style:font-weight-complex="normal"/>
    </style:style>
    <style:style style:name="P42" style:family="paragraph" style:parent-style-name="Standard">
      <style:text-properties style:font-name="Courier New" style:text-underline-style="none" fo:font-weight="normal" officeooo:rsid="007f0dd8" officeooo:paragraph-rsid="00310894" style:font-weight-asian="normal" style:font-weight-complex="normal"/>
    </style:style>
    <style:style style:name="P43" style:family="paragraph" style:parent-style-name="Standard">
      <style:text-properties style:font-name="Courier New" style:text-underline-style="none" fo:font-weight="normal" officeooo:rsid="007f0dd8" officeooo:paragraph-rsid="00329d32" style:font-weight-asian="normal" style:font-weight-complex="normal"/>
    </style:style>
    <style:style style:name="P44" style:family="paragraph" style:parent-style-name="Standard">
      <style:text-properties style:font-name="Courier New" style:text-underline-style="none" fo:font-weight="normal" officeooo:rsid="007f0dd8" officeooo:paragraph-rsid="003436ca" style:font-weight-asian="normal" style:font-weight-complex="normal"/>
    </style:style>
    <style:style style:name="P45" style:family="paragraph" style:parent-style-name="Standard">
      <style:text-properties style:font-name="Courier New" style:text-underline-style="none" fo:font-weight="normal" officeooo:rsid="007f0dd8" officeooo:paragraph-rsid="00361a48" style:font-weight-asian="normal" style:font-weight-complex="normal"/>
    </style:style>
    <style:style style:name="P46" style:family="paragraph" style:parent-style-name="Standard">
      <style:text-properties style:font-name="Courier New" style:text-underline-style="none" fo:font-weight="normal" officeooo:rsid="007f0dd8" officeooo:paragraph-rsid="0036ce69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371cfd" officeooo:paragraph-rsid="0000de8b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31c6e3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7dc8e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0de8b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9d6a3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31c6e3" style:font-weight-asian="normal" style:font-weight-complex="normal"/>
    </style:style>
    <style:style style:name="T8" style:family="text">
      <style:text-properties style:text-underline-style="none" fo:font-weight="normal" officeooo:rsid="0051326f" style:font-weight-asian="normal" style:font-weight-complex="normal"/>
    </style:style>
    <style:style style:name="T9" style:family="text">
      <style:text-properties style:text-underline-style="none" fo:font-weight="normal" officeooo:rsid="0027dc8e" style:font-weight-asian="normal" style:font-weight-complex="normal"/>
    </style:style>
    <style:style style:name="T10" style:family="text">
      <style:text-properties style:text-underline-style="none" fo:font-weight="normal" officeooo:rsid="00026f8f" style:font-weight-asian="normal" style:font-weight-complex="normal"/>
    </style:style>
    <style:style style:name="T11" style:family="text">
      <style:text-properties style:text-underline-style="none" fo:font-weight="normal" officeooo:rsid="000f998d" style:font-weight-asian="normal" style:font-weight-complex="normal"/>
    </style:style>
    <style:style style:name="T12" style:family="text">
      <style:text-properties officeooo:rsid="0010a322"/>
    </style:style>
    <style:style style:name="T13" style:family="text">
      <style:text-properties officeooo:rsid="00119cbb"/>
    </style:style>
    <style:style style:name="T14" style:family="text">
      <style:text-properties officeooo:rsid="0012f74a"/>
    </style:style>
    <style:style style:name="T15" style:family="text">
      <style:text-properties officeooo:rsid="00179c56"/>
    </style:style>
    <style:style style:name="T16" style:family="text">
      <style:text-properties officeooo:rsid="002a6cfc"/>
    </style:style>
    <style:style style:name="T17" style:family="text">
      <style:text-properties officeooo:rsid="003436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7">SSN COLLEGE OF ENGINEERING, KALAVAKKAM</text:p>
      <text:p text:style-name="P7">(An Autonomous Institution, Affiliated to Anna University, Chennai)</text:p>
      <text:p text:style-name="P7">DEPARTMENT OF COMPUTER SCIENCE AND ENGINEERING</text:p>
      <text:p text:style-name="P34">UCS1411 - OPERATING SYSTEMS LAB</text:p>
      <text:p text:style-name="P8"/>
      <text:p text:style-name="P9">NAME <text:s/>: NIVEDHITHA D</text:p>
      <text:p text:style-name="P9">REGNO: 185001104</text:p>
      <text:p text:style-name="P8"/>
      <text:p text:style-name="P8"><text:span text:style-name="T1">Lab Exercise </text:span><text:span text:style-name="T4">1</text:span><text:span text:style-name="T5">3</text:span><text:span text:style-name="T2">:</text:span><text:span text:style-name="T7"> <text:s text:c="2"/>File Organization Techniques </text:span></text:p>
      <text:p text:style-name="P8"><text:span text:style-name="T7"><text:s/></text:span><text:span text:style-name="T8"><text:s/></text:span></text:p>
      <text:p text:style-name="P12"><text:span text:style-name="T3">AIM:</text:span><text:span text:style-name="T9"> </text:span></text:p>
      <text:p text:style-name="P6"/>
      <text:p text:style-name="P2">To develop a C program to implement the following file organization techniques <text:s/></text:p>
      <text:p text:style-name="P2">a) Single level Directory </text:p>
      <text:p text:style-name="P2">b) Hierarchical Structure </text:p>
      <text:p text:style-name="P2"/>
      <text:p text:style-name="P11">Procedure: </text:p>
      <text:p text:style-name="P3">1. Single Level Directory</text:p>
      <text:p text:style-name="P35">a. Maintain a table containing the filename and the starting address location of that file. </text:p>
      <text:p text:style-name="P35">b. Give options for creating a new file. </text:p>
      <text:p text:style-name="P35">c. When creating the file, check for name collision.</text:p>
      <text:p text:style-name="P35">d. Update the table accordingly. </text:p>
      <text:p text:style-name="P2"><text:s/></text:p>
      <text:p text:style-name="P3">2. Tree Structured Directory</text:p>
      <text:p text:style-name="P35">a. Maintain tables for each directory starting from root. <text:s/></text:p>
      <text:p text:style-name="P35">b. Create a structure for a node in tree which contains an array to hold directories and an array to hold files. </text:p>
      <text:p text:style-name="P35">c. Limit each directory to have a maximum of three sub-directories and files.</text:p>
      <text:p text:style-name="P35">d. For each sub-directory follow the same table structure as described above.</text:p>
      <text:p text:style-name="P2"/>
      <text:p text:style-name="P10">DRIVER CODE:<text:span text:style-name="T6"> </text:span><text:span text:style-name="T11">fileorg</text:span><text:span text:style-name="T10">.c</text:span></text:p>
      <text:p text:style-name="P4"/>
      <text:p text:style-name="P5">#include &lt;stdio.h&gt;</text:p>
      <text:p text:style-name="P5">#include &lt;string.h&gt;</text:p>
      <text:p text:style-name="P5">#include &lt;stdlib.h&gt;</text:p>
      <text:p text:style-name="P5">#include &lt;time.h&gt;</text:p>
      <text:p text:style-name="P5"/>
      <text:p text:style-name="P5">#include &lt;unistd.h&gt;</text:p>
      <text:p text:style-name="P5">#include &lt;termios.h&gt;</text:p>
      <text:p text:style-name="P5"/>
      <text:p text:style-name="P5">//FUNCTION TO IMPLEMENT getch() DUE TO THE ABSENCE OF &lt;conio.h&gt; IN gcc COMPILER</text:p>
      <text:p text:style-name="P5"/>
      <text:p text:style-name="P5">char getch()</text:p>
      <text:p text:style-name="P5">{</text:p>
      <text:p text:style-name="P5"><text:s text:c="4"/>char buf=0;</text:p>
      <text:p text:style-name="P5"/>
      <text:p text:style-name="P5"><text:s text:c="4"/>struct termios old={0};</text:p>
      <text:p text:style-name="P5"><text:soft-page-break/></text:p>
      <text:p text:style-name="P5"><text:s text:c="4"/>fflush(stdout);</text:p>
      <text:p text:style-name="P5"/>
      <text:p text:style-name="P5"><text:s text:c="4"/>if(tcgetattr(0, &amp;old)&lt;0)</text:p>
      <text:p text:style-name="P5"><text:s text:c="8"/>perror("tcsetattr()");</text:p>
      <text:p text:style-name="P5"/>
      <text:p text:style-name="P5"><text:s text:c="4"/>old.c_lflag&amp;=~ICANON;</text:p>
      <text:p text:style-name="P5"><text:s text:c="4"/>old.c_lflag&amp;=~ECHO;</text:p>
      <text:p text:style-name="P5"><text:s text:c="4"/>old.c_cc[VMIN]=1;</text:p>
      <text:p text:style-name="P5"><text:s text:c="4"/>old.c_cc[VTIME]=0;</text:p>
      <text:p text:style-name="P5"/>
      <text:p text:style-name="P5"><text:s text:c="4"/>if(tcsetattr(0, TCSANOW, &amp;old)&lt;0)</text:p>
      <text:p text:style-name="P5"><text:s text:c="8"/>perror("tcsetattr ICANON");</text:p>
      <text:p text:style-name="P5"/>
      <text:p text:style-name="P5"><text:s text:c="4"/>if(read(0,&amp;buf,1)&lt;0)</text:p>
      <text:p text:style-name="P5"><text:s text:c="8"/>perror("read()");</text:p>
      <text:p text:style-name="P5"/>
      <text:p text:style-name="P5"><text:s text:c="4"/>old.c_lflag|=ICANON;</text:p>
      <text:p text:style-name="P5"><text:s text:c="4"/>old.c_lflag|=ECHO;</text:p>
      <text:p text:style-name="P5"/>
      <text:p text:style-name="P5"><text:s text:c="4"/>if(tcsetattr(0, TCSADRAIN, &amp;old)&lt;0)</text:p>
      <text:p text:style-name="P5"><text:s text:c="8"/>perror ("tcsetattr ~ICANON");</text:p>
      <text:p text:style-name="P5"/>
      <text:p text:style-name="P5"><text:s text:c="4"/>return buf;</text:p>
      <text:p text:style-name="P5">}</text:p>
      <text:p text:style-name="P5"/>
      <text:p text:style-name="P5">#define M 3</text:p>
      <text:p text:style-name="P5">#define N 25</text:p>
      <text:p text:style-name="P5"/>
      <text:p text:style-name="P5">int count = 0;</text:p>
      <text:p text:style-name="P5"/>
      <text:p text:style-name="P5">struct node</text:p>
      <text:p text:style-name="P5">{</text:p>
      <text:p text:style-name="P5"><text:s text:c="4"/>char dname[100];</text:p>
      <text:p text:style-name="P5"/>
      <text:p text:style-name="P5"><text:s text:c="4"/>char files[M][100];</text:p>
      <text:p text:style-name="P5"><text:s text:c="4"/>char dir[M][100];</text:p>
      <text:p text:style-name="P5"/>
      <text:p text:style-name="P5"><text:s text:c="4"/>int nf;</text:p>
      <text:p text:style-name="P5"><text:s text:c="4"/>int nd;</text:p>
      <text:p text:style-name="P5"/>
      <text:p text:style-name="P5"><text:s text:c="4"/>struct node *dir1;</text:p>
      <text:p text:style-name="P5"><text:s text:c="4"/>struct node *dir2;</text:p>
      <text:p text:style-name="P5"><text:s text:c="4"/>struct node *dir3;</text:p>
      <text:p text:style-name="P5">};</text:p>
      <text:p text:style-name="P5"/>
      <text:p text:style-name="P5">// function to create a new tree node</text:p>
      <text:p text:style-name="P5">struct node* newNode(char dirname[])</text:p>
      <text:p text:style-name="P5">{</text:p>
      <text:p text:style-name="P5"><text:soft-page-break/><text:s text:c="4"/>struct node *temp = (struct node*)malloc(sizeof(struct node));</text:p>
      <text:p text:style-name="P5"/>
      <text:p text:style-name="P5"><text:s text:c="4"/>strcpy(temp-&gt;dname, dirname);</text:p>
      <text:p text:style-name="P5"/>
      <text:p text:style-name="P5"><text:s text:c="4"/>temp-&gt;nf = 0;</text:p>
      <text:p text:style-name="P5"><text:s text:c="4"/>temp-&gt;nd = 0;</text:p>
      <text:p text:style-name="P5"/>
      <text:p text:style-name="P5"><text:s text:c="4"/>temp-&gt;dir1 = NULL;</text:p>
      <text:p text:style-name="P5"><text:s text:c="4"/>temp-&gt;dir2 = NULL;</text:p>
      <text:p text:style-name="P5"><text:s text:c="4"/>temp-&gt;dir2 = NULL;</text:p>
      <text:p text:style-name="P5"/>
      <text:p text:style-name="P5"><text:s text:c="4"/>return temp;</text:p>
      <text:p text:style-name="P5">}</text:p>
      <text:p text:style-name="P5"/>
      <text:p text:style-name="P5">// A structure to represent the queue</text:p>
      <text:p text:style-name="P5">struct Queue</text:p>
      <text:p text:style-name="P5">{</text:p>
      <text:p text:style-name="P5"><text:s text:c="4"/>int front, rear;</text:p>
      <text:p text:style-name="P5"><text:s text:c="4"/>int size;</text:p>
      <text:p text:style-name="P5"><text:s text:c="4"/>unsigned capacity;</text:p>
      <text:p text:style-name="P5"><text:s text:c="4"/>struct node **array;</text:p>
      <text:p text:style-name="P5">};</text:p>
      <text:p text:style-name="P5"/>
      <text:p text:style-name="P5">struct Queue* createQueue()</text:p>
      <text:p text:style-name="P5">{</text:p>
      <text:p text:style-name="P5"><text:s text:c="4"/>unsigned capacity = 25;</text:p>
      <text:p text:style-name="P5"/>
      <text:p text:style-name="P5"><text:s text:c="4"/>struct Queue* queue = (struct Queue*) malloc(sizeof(struct Queue));</text:p>
      <text:p text:style-name="P5"><text:s text:c="4"/>queue-&gt;capacity = capacity;</text:p>
      <text:p text:style-name="P5"><text:s text:c="4"/>queue-&gt;front = queue-&gt;size = 0;</text:p>
      <text:p text:style-name="P5"><text:s text:c="4"/>queue-&gt;rear = capacity - 1; // This is important, see the enqueue</text:p>
      <text:p text:style-name="P5"><text:s text:c="4"/>queue-&gt;array = (struct node**) malloc(queue-&gt;capacity * sizeof(struct node*));</text:p>
      <text:p text:style-name="P5"><text:s text:c="4"/>return queue;</text:p>
      <text:p text:style-name="P5">}</text:p>
      <text:p text:style-name="P5"/>
      <text:p text:style-name="P5">// Queue is empty when size is 0</text:p>
      <text:p text:style-name="P5">int isEmpty(struct Queue* queue)</text:p>
      <text:p text:style-name="P5">{ return (queue-&gt;size == 0); }</text:p>
      <text:p text:style-name="P5"/>
      <text:p text:style-name="P5">// Queue is full when size becomes equal to the capacity</text:p>
      <text:p text:style-name="P5">int isFull(struct Queue* queue)</text:p>
      <text:p text:style-name="P5">{ <text:s/>return (queue-&gt;size == queue-&gt;capacity); <text:s/>}</text:p>
      <text:p text:style-name="P5"/>
      <text:p text:style-name="P5">int size(struct Queue* queue)</text:p>
      <text:p text:style-name="P5">{ <text:s/>return queue-&gt;size; }</text:p>
      <text:p text:style-name="P5"/>
      <text:p text:style-name="P5">// Function to add an item to the queue.</text:p>
      <text:p text:style-name="P5">// It changes rear and size</text:p>
      <text:p text:style-name="P5">void enqueue(struct Queue* queue, struct node* item)</text:p>
      <text:p text:style-name="P5"><text:soft-page-break/>{</text:p>
      <text:p text:style-name="P5"><text:s text:c="4"/>if (isFull(queue))</text:p>
      <text:p text:style-name="P5"><text:s text:c="8"/>return;</text:p>
      <text:p text:style-name="P5"><text:s text:c="4"/>queue-&gt;rear = (queue-&gt;rear + 1)%queue-&gt;capacity;</text:p>
      <text:p text:style-name="P5"><text:s text:c="4"/>queue-&gt;array[queue-&gt;rear] = item;</text:p>
      <text:p text:style-name="P5"><text:s text:c="4"/>queue-&gt;size = queue-&gt;size + 1;</text:p>
      <text:p text:style-name="P5">}</text:p>
      <text:p text:style-name="P5"/>
      <text:p text:style-name="P5">// Function to remove an item from queue.</text:p>
      <text:p text:style-name="P5">// It changes front and size</text:p>
      <text:p text:style-name="P5">struct node* dequeue(struct Queue* queue)</text:p>
      <text:p text:style-name="P5">{</text:p>
      <text:p text:style-name="P5"><text:s text:c="4"/>if (isEmpty(queue))</text:p>
      <text:p text:style-name="P5"><text:s text:c="8"/>return NULL;</text:p>
      <text:p text:style-name="P5"/>
      <text:p text:style-name="P5"><text:s text:c="4"/>struct node* item = queue-&gt;array[queue-&gt;front];</text:p>
      <text:p text:style-name="P5"><text:s text:c="4"/>queue-&gt;front = (queue-&gt;front + 1)%queue-&gt;capacity;</text:p>
      <text:p text:style-name="P5"><text:s text:c="4"/>queue-&gt;size = queue-&gt;size - 1;</text:p>
      <text:p text:style-name="P5"><text:s text:c="4"/>return item;</text:p>
      <text:p text:style-name="P5">}</text:p>
      <text:p text:style-name="P5"/>
      <text:p text:style-name="P5">struct snode</text:p>
      <text:p text:style-name="P5">{</text:p>
      <text:p text:style-name="P5"><text:s text:c="4"/>char filename[N];</text:p>
      <text:p text:style-name="P5"><text:s text:c="4"/>int startaddr;</text:p>
      <text:p text:style-name="P5">};</text:p>
      <text:p text:style-name="P5"/>
      <text:p text:style-name="P5">struct snode single[N];</text:p>
      <text:p text:style-name="P5">int ws = 0;</text:p>
      <text:p text:style-name="P5"/>
      <text:p text:style-name="P5">int lower = 100;</text:p>
      <text:p text:style-name="P5">int upper = 99999;</text:p>
      <text:p text:style-name="P5"/>
      <text:p text:style-name="P5">int duplicate_addr(int n)</text:p>
      <text:p text:style-name="P5">{</text:p>
      <text:p text:style-name="P5"><text:s text:c="4"/>for(int k=0; k&lt;ws; k++)</text:p>
      <text:p text:style-name="P5"><text:s text:c="4"/>{</text:p>
      <text:p text:style-name="P5"><text:s text:c="8"/>if(n == single[k].startaddr)</text:p>
      <text:p text:style-name="P5"><text:s text:c="8"/>{</text:p>
      <text:p text:style-name="P5"><text:s text:c="12"/>return 1;</text:p>
      <text:p text:style-name="P5"><text:s text:c="8"/>}</text:p>
      <text:p text:style-name="P5"><text:s text:c="4"/>}</text:p>
      <text:p text:style-name="P5"/>
      <text:p text:style-name="P5"><text:s text:c="4"/>return 0;</text:p>
      <text:p text:style-name="P5">}</text:p>
      <text:p text:style-name="P5"/>
      <text:p text:style-name="P5">int rand_startaddr()</text:p>
      <text:p text:style-name="P5">{</text:p>
      <text:p text:style-name="P5"><text:s text:c="4"/>// Using current time as the seed for random generator</text:p>
      <text:p text:style-name="P5"><text:soft-page-break/><text:s text:c="4"/>srand(time(0));</text:p>
      <text:p text:style-name="P5"/>
      <text:p text:style-name="P5"><text:s text:c="4"/>int rnum;</text:p>
      <text:p text:style-name="P5"><text:s text:c="4"/>rnum = (rand() % (upper - lower + 1)) + lower;</text:p>
      <text:p text:style-name="P5"/>
      <text:p text:style-name="P5"><text:s text:c="4"/>if(duplicate_addr(rnum) == 1)</text:p>
      <text:p text:style-name="P5"><text:s text:c="4"/>{</text:p>
      <text:p text:style-name="P5"><text:s text:c="8"/>while(duplicate_addr(rnum) == 1)</text:p>
      <text:p text:style-name="P5"><text:s text:c="8"/>{</text:p>
      <text:p text:style-name="P5"><text:s text:c="12"/>rnum = (rand() % (upper - lower + 1)) + lower;</text:p>
      <text:p text:style-name="P5"><text:s text:c="8"/>}</text:p>
      <text:p text:style-name="P5"/>
      <text:p text:style-name="P5"><text:s text:c="4"/>}</text:p>
      <text:p text:style-name="P5"/>
      <text:p text:style-name="P5"><text:s text:c="4"/>return rnum;</text:p>
      <text:p text:style-name="P5">}</text:p>
      <text:p text:style-name="P5"/>
      <text:p text:style-name="P5">void create(char fileorg[], struct node *directories[N])</text:p>
      <text:p text:style-name="P5">{</text:p>
      <text:p text:style-name="P5"><text:s text:c="4"/>struct snode f;</text:p>
      <text:p text:style-name="P5"><text:s text:c="4"/>int flag = 0;</text:p>
      <text:p text:style-name="P5"/>
      <text:p text:style-name="P5"><text:s text:c="4"/>if(strcmp(fileorg, "SINGLE LEVEL DIRECTORY") == 0)</text:p>
      <text:p text:style-name="P5"><text:s text:c="4"/>{</text:p>
      <text:p text:style-name="P5"><text:s text:c="8"/>printf("\n\tEnter the name of the file: ");</text:p>
      <text:p text:style-name="P5"><text:s text:c="8"/>scanf("%s", f.filename);</text:p>
      <text:p text:style-name="P5"/>
      <text:p text:style-name="P5"><text:s text:c="8"/>for(int i=0; i&lt;ws; i++)</text:p>
      <text:p text:style-name="P5"><text:s text:c="8"/>{</text:p>
      <text:p text:style-name="P5"><text:s text:c="12"/>if(strcmp(f.filename, single[i].filename) == 0)</text:p>
      <text:p text:style-name="P5"><text:s text:c="12"/>{</text:p>
      <text:p text:style-name="P5"><text:s text:c="16"/>flag = 1;</text:p>
      <text:p text:style-name="P5"><text:s text:c="16"/>break;</text:p>
      <text:p text:style-name="P5"><text:s text:c="12"/>}</text:p>
      <text:p text:style-name="P5"><text:s text:c="8"/>}</text:p>
      <text:p text:style-name="P5"/>
      <text:p text:style-name="P5"><text:s text:c="8"/>if(flag == 0)</text:p>
      <text:p text:style-name="P5"><text:s text:c="8"/>{</text:p>
      <text:p text:style-name="P5"><text:s text:c="12"/>f.startaddr = rand_startaddr();</text:p>
      <text:p text:style-name="P5"/>
      <text:p text:style-name="P5"><text:s text:c="12"/>single[ws++] = f;</text:p>
      <text:p text:style-name="P5"><text:s text:c="12"/>printf("\n\n\t"</text:p>
      <text:p text:style-name="P5"><text:s text:c="19"/>"%s was CREATED at STARTING LOCATION %d !", f.filename, f.startaddr);</text:p>
      <text:p text:style-name="P5"><text:s text:c="8"/>}</text:p>
      <text:p text:style-name="P5"/>
      <text:p text:style-name="P5"><text:s text:c="8"/>else</text:p>
      <text:p text:style-name="P5"><text:s text:c="8"/>{</text:p>
      <text:p text:style-name="P5"><text:s text:c="12"/>printf("\n\n\tFilename %s ALREADY EXISTS !\n\tTry a DIFFERENT FILENAME !", f.filename);</text:p>
      <text:p text:style-name="P5"><text:soft-page-break/><text:s text:c="8"/>}</text:p>
      <text:p text:style-name="P5"><text:s text:c="4"/>}</text:p>
      <text:p text:style-name="P5"/>
      <text:p text:style-name="P5"><text:s text:c="4"/>else if (strcmp(fileorg, "TREE STRUCTURE DIRECTORY") == 0)</text:p>
      <text:p text:style-name="P5"><text:s text:c="4"/>{</text:p>
      <text:p text:style-name="P5"><text:s text:c="8"/>char choice;</text:p>
      <text:p text:style-name="P5"><text:s text:c="8"/>char fname[N], dname[N];</text:p>
      <text:p text:style-name="P5"><text:s text:c="8"/>char pdname[N];</text:p>
      <text:p text:style-name="P5"/>
      <text:p text:style-name="P5"><text:s text:c="8"/>printf("\n\tCreate a FILE or DIRECTORY?[f/d]: ");</text:p>
      <text:p text:style-name="P5"><text:s text:c="8"/>scanf(" %c", &amp;choice);</text:p>
      <text:p text:style-name="P5"/>
      <text:p text:style-name="P5"><text:s text:c="8"/>switch(choice)</text:p>
      <text:p text:style-name="P5"><text:s text:c="8"/>{</text:p>
      <text:p text:style-name="P5"><text:s text:c="12"/>case 'f': <text:s text:c="2"/>printf("\n\tEnter the name of the file: ");</text:p>
      <text:p text:style-name="P5"><text:s text:c="24"/>scanf("%s", fname);</text:p>
      <text:p text:style-name="P5"/>
      <text:p text:style-name="P5"><text:s text:c="24"/>printf("\n\n\tThe TOP MOST directory is called \"root\".\n");</text:p>
      <text:p text:style-name="P5"/>
      <text:p text:style-name="P5"><text:s text:c="24"/>printf("\n\tEnter the name of the parent directory: ");</text:p>
      <text:p text:style-name="P5"><text:s text:c="24"/>scanf("%s", pdname);</text:p>
      <text:p text:style-name="P5"/>
      <text:p text:style-name="P5"><text:s text:c="24"/>for(int i=0; i&lt;count; i++)</text:p>
      <text:p text:style-name="P5"><text:s text:c="24"/>{</text:p>
      <text:p text:style-name="P5"><text:s text:c="28"/>if(strcmp(directories[i]-&gt;dname, pdname) == 0)</text:p>
      <text:p text:style-name="P5"><text:s text:c="28"/>{</text:p>
      <text:p text:style-name="P5"><text:s text:c="32"/>if(directories[i]-&gt;nf == M)</text:p>
      <text:p text:style-name="P5"><text:s text:c="32"/>{</text:p>
      <text:p text:style-name="P5"><text:s text:c="36"/>printf("\n\tMax number of files reached !\n\tCannot create %s in %s !", fname, directories[i]-&gt;dname);</text:p>
      <text:p text:style-name="P5"><text:s text:c="36"/>return;</text:p>
      <text:p text:style-name="P5"><text:s text:c="32"/>}</text:p>
      <text:p text:style-name="P5"/>
      <text:p text:style-name="P5"><text:s text:c="32"/>else</text:p>
      <text:p text:style-name="P5"><text:s text:c="32"/>{</text:p>
      <text:p text:style-name="P5"><text:s text:c="36"/>for(int h=0; h&lt;directories[i]-&gt;nf; h++)</text:p>
      <text:p text:style-name="P5"><text:s text:c="36"/>{</text:p>
      <text:p text:style-name="P5"><text:s text:c="40"/>if(strcmp(directories[i]-&gt;files[h], fname) == 0)</text:p>
      <text:p text:style-name="P5"><text:s text:c="40"/>{</text:p>
      <text:p text:style-name="P5"><text:s text:c="44"/>printf("\n\n\tCANNOT CREATE: file with name %s already exists in %s!", fname, pdname);</text:p>
      <text:p text:style-name="P5"><text:s text:c="44"/>return;</text:p>
      <text:p text:style-name="P5"><text:s text:c="40"/>}</text:p>
      <text:p text:style-name="P5"><text:s text:c="36"/>}</text:p>
      <text:p text:style-name="P5"/>
      <text:p text:style-name="P5"><text:s text:c="36"/>flag = 1;</text:p>
      <text:p text:style-name="P5"><text:s text:c="36"/>strcpy(directories[i]-&gt;files[directories[i]-&gt;nf++], fname);</text:p>
      <text:p text:style-name="P5"><text:s text:c="36"/>break;</text:p>
      <text:p text:style-name="P5"><text:s text:c="32"/>}</text:p>
      <text:p text:style-name="P5"><text:soft-page-break/><text:s text:c="28"/>}</text:p>
      <text:p text:style-name="P5"><text:s text:c="24"/>}</text:p>
      <text:p text:style-name="P5"/>
      <text:p text:style-name="P5"><text:s text:c="24"/>if(flag == 0)</text:p>
      <text:p text:style-name="P5"><text:s text:c="28"/>printf("\n\tINVALID parent directory name !");</text:p>
      <text:p text:style-name="P5"/>
      <text:p text:style-name="P5"><text:s text:c="24"/>else</text:p>
      <text:p text:style-name="P5"><text:s text:c="28"/>printf("\n\n\tFILE %s CREATED in %s!", fname, pdname);</text:p>
      <text:p text:style-name="P5"/>
      <text:p text:style-name="P5"><text:s text:c="24"/>break;</text:p>
      <text:p text:style-name="P5"/>
      <text:p text:style-name="P5"><text:s text:c="12"/>case 'd': <text:s text:c="2"/>printf("\n\tEnter the name of the directory: ");</text:p>
      <text:p text:style-name="P5"><text:s text:c="24"/>scanf("%s", dname);</text:p>
      <text:p text:style-name="P5"/>
      <text:p text:style-name="P5"><text:s text:c="24"/>struct node *temp = newNode(dname);</text:p>
      <text:p text:style-name="P5"/>
      <text:p text:style-name="P5"><text:s text:c="24"/>printf("\n\n\tThe TOP MOST directory is called \"root\".\n");</text:p>
      <text:p text:style-name="P5"/>
      <text:p text:style-name="P5"><text:s text:c="24"/>printf("\n\tEnter the name of the parent directory: ");</text:p>
      <text:p text:style-name="P5"><text:s text:c="24"/>scanf("%s", pdname);</text:p>
      <text:p text:style-name="P5"/>
      <text:p text:style-name="P5"><text:s text:c="24"/>for(int i=0; i&lt;count; i++)</text:p>
      <text:p text:style-name="P5"><text:s text:c="24"/>{</text:p>
      <text:p text:style-name="P5"><text:s text:c="28"/>if(strcmp(directories[i]-&gt;dname, pdname) == 0)</text:p>
      <text:p text:style-name="P5"><text:s text:c="28"/>{</text:p>
      <text:p text:style-name="P5"><text:s text:c="32"/>if(directories[i]-&gt;nd == M)</text:p>
      <text:p text:style-name="P5"><text:s text:c="32"/>{</text:p>
      <text:p text:style-name="P5"><text:s text:c="36"/>printf("\n\tMax number of sub-directories reached !\n\tCannot create %s in %s !", dname, directories[i]-&gt;dname);</text:p>
      <text:p text:style-name="P5"><text:s text:c="36"/>return;</text:p>
      <text:p text:style-name="P5"><text:s text:c="32"/>}</text:p>
      <text:p text:style-name="P5"/>
      <text:p text:style-name="P5"><text:s text:c="32"/>else</text:p>
      <text:p text:style-name="P5"><text:s text:c="32"/>{</text:p>
      <text:p text:style-name="P5"><text:s text:c="36"/>for(int h=0; h&lt;directories[i]-&gt;nd; h++)</text:p>
      <text:p text:style-name="P5"><text:s text:c="36"/>{</text:p>
      <text:p text:style-name="P5"><text:s text:c="40"/>if(strcmp(directories[i]-&gt;dir[h], dname) == 0)</text:p>
      <text:p text:style-name="P5"><text:s text:c="40"/>{</text:p>
      <text:p text:style-name="P5"><text:s text:c="44"/>printf("\n\n\tCANNOT CREATE: directory with name %s already exists in %s!", dname, pdname);</text:p>
      <text:p text:style-name="P5"><text:s text:c="44"/>return;</text:p>
      <text:p text:style-name="P5"><text:s text:c="40"/>}</text:p>
      <text:p text:style-name="P5"><text:s text:c="36"/>}</text:p>
      <text:p text:style-name="P5"/>
      <text:p text:style-name="P5"/>
      <text:p text:style-name="P5"><text:s text:c="36"/>if(directories[i]-&gt;nd == 0)</text:p>
      <text:p text:style-name="P5"><text:s text:c="36"/>{</text:p>
      <text:p text:style-name="P5"><text:s text:c="40"/>directories[i]-&gt;dir1 = temp;</text:p>
      <text:p text:style-name="P5"><text:s text:c="36"/>}</text:p>
      <text:p text:style-name="P5"><text:soft-page-break/></text:p>
      <text:p text:style-name="P5"><text:s text:c="36"/>else if (directories[i]-&gt;nd == 1)</text:p>
      <text:p text:style-name="P5"><text:s text:c="36"/>{</text:p>
      <text:p text:style-name="P5"><text:s text:c="40"/>directories[i]-&gt;dir2 = temp;</text:p>
      <text:p text:style-name="P5"><text:s text:c="36"/>}</text:p>
      <text:p text:style-name="P5"/>
      <text:p text:style-name="P5"><text:s text:c="36"/>else if (directories[i]-&gt;nd == 2)</text:p>
      <text:p text:style-name="P5"><text:s text:c="36"/>{</text:p>
      <text:p text:style-name="P5"><text:s text:c="40"/>directories[i]-&gt;dir3 = temp;</text:p>
      <text:p text:style-name="P5"><text:s text:c="36"/>}</text:p>
      <text:p text:style-name="P5"/>
      <text:p text:style-name="P5"><text:s text:c="36"/>flag = 1;</text:p>
      <text:p text:style-name="P5"><text:s text:c="36"/>strcpy(directories[i]-&gt;dir[directories[i]-&gt;nd++], dname);</text:p>
      <text:p text:style-name="P5"><text:s text:c="36"/>break;</text:p>
      <text:p text:style-name="P5"><text:s text:c="32"/>}</text:p>
      <text:p text:style-name="P5"><text:s text:c="28"/>}</text:p>
      <text:p text:style-name="P5"><text:s text:c="24"/>}</text:p>
      <text:p text:style-name="P5"/>
      <text:p text:style-name="P5"><text:s text:c="24"/>if(flag == 0)</text:p>
      <text:p text:style-name="P5"><text:s text:c="28"/>printf("\n\tINVALID parent directory name !");</text:p>
      <text:p text:style-name="P5"/>
      <text:p text:style-name="P5"><text:s text:c="24"/>else</text:p>
      <text:p text:style-name="P5"><text:s text:c="24"/>{</text:p>
      <text:p text:style-name="P5"><text:s text:c="28"/>printf("\n\n\tDIRECTORY %s CREATED in %s!", dname, pdname);</text:p>
      <text:p text:style-name="P5"><text:s text:c="28"/>directories[count++] = temp;</text:p>
      <text:p text:style-name="P5"><text:s text:c="24"/>}</text:p>
      <text:p text:style-name="P5"/>
      <text:p text:style-name="P5"><text:s text:c="24"/>break;</text:p>
      <text:p text:style-name="P5"/>
      <text:p text:style-name="P5"><text:s text:c="12"/>default : <text:s text:c="2"/>printf("\n\tINVALID choice !");</text:p>
      <text:p text:style-name="P5"><text:s text:c="24"/>return;</text:p>
      <text:p text:style-name="P5"><text:s text:c="8"/>}</text:p>
      <text:p text:style-name="P5"/>
      <text:p text:style-name="P5"><text:s text:c="4"/>}</text:p>
      <text:p text:style-name="P5"/>
      <text:p text:style-name="P5">}</text:p>
      <text:p text:style-name="P5"/>
      <text:p text:style-name="P5">void display(char fileorg[], struct node *directories[N])</text:p>
      <text:p text:style-name="P5">{</text:p>
      <text:p text:style-name="P5"><text:s text:c="4"/>if(strcmp(fileorg, "SINGLE LEVEL DIRECTORY") == 0)</text:p>
      <text:p text:style-name="P5"><text:s text:c="4"/>{</text:p>
      <text:p text:style-name="P5"><text:s text:c="8"/>printf("\n\t\tSINGLE LEVEL DIRECTORY");</text:p>
      <text:p text:style-name="P5"><text:s text:c="8"/>printf("\n\n\t-----------------------------");</text:p>
      <text:p text:style-name="P5"><text:s text:c="8"/>printf("\n\tFILENAME\tSTARTING ADDRESS");</text:p>
      <text:p text:style-name="P5"><text:s text:c="8"/>printf("\n\t-----------------------------");</text:p>
      <text:p text:style-name="P5"/>
      <text:p text:style-name="P5"><text:s text:c="7"/>for(int i=0; i&lt;ws; i++)</text:p>
      <text:p text:style-name="P5"><text:s text:c="7"/>{</text:p>
      <text:p text:style-name="P5"><text:s text:c="11"/>printf("\n\t%-8s\t%16d", single[i].filename, single[i].startaddr);</text:p>
      <text:p text:style-name="P5"><text:soft-page-break/><text:s text:c="7"/>}</text:p>
      <text:p text:style-name="P5"><text:s text:c="4"/>}</text:p>
      <text:p text:style-name="P5"/>
      <text:p text:style-name="P5"><text:s text:c="4"/>else if (strcmp(fileorg, "TREE STRUCTURE DIRECTORY") == 0)</text:p>
      <text:p text:style-name="P5"><text:s text:c="4"/>{</text:p>
      <text:p text:style-name="P5"><text:s text:c="8"/>printf("\n\t\tTREE STRUCTURE DIRECTORY\n");</text:p>
      <text:p text:style-name="P5"/>
      <text:p text:style-name="P5"><text:s text:c="8"/>for(int d=0; d&lt;count; d++)</text:p>
      <text:p text:style-name="P5"><text:s text:c="8"/>{</text:p>
      <text:p text:style-name="P5"><text:s text:c="12"/>printf("\n\n\tDirectory: %s", directories[d]-&gt;dname);</text:p>
      <text:p text:style-name="P5"><text:s text:c="12"/>printf("\n\tFiles: ");</text:p>
      <text:p text:style-name="P5"/>
      <text:p text:style-name="P5"><text:s text:c="12"/>if(directories[d]-&gt;nf == 0)</text:p>
      <text:p text:style-name="P5"><text:s text:c="16"/>printf("None");</text:p>
      <text:p text:style-name="P5"/>
      <text:p text:style-name="P5"><text:s text:c="12"/>for(int f=0; f&lt;directories[d]-&gt;nf; f++)</text:p>
      <text:p text:style-name="P5"><text:s text:c="16"/>printf("%s ",directories[d]-&gt;files[f]);</text:p>
      <text:p text:style-name="P5"/>
      <text:p text:style-name="P5"><text:s text:c="12"/>printf("\n\tSub-directories: ");</text:p>
      <text:p text:style-name="P5"/>
      <text:p text:style-name="P5"><text:s text:c="12"/>if(directories[d]-&gt;nd == 0)</text:p>
      <text:p text:style-name="P5"><text:s text:c="16"/>printf("None");</text:p>
      <text:p text:style-name="P5"/>
      <text:p text:style-name="P5"><text:s text:c="12"/>for(int h=0; h&lt;directories[d]-&gt;nd; h++)</text:p>
      <text:p text:style-name="P5"><text:s text:c="12"/>{</text:p>
      <text:p text:style-name="P5"><text:s text:c="16"/>printf("%s ",directories[d]-&gt;dir[h]);</text:p>
      <text:p text:style-name="P5"><text:s text:c="12"/>}</text:p>
      <text:p text:style-name="P5"><text:s text:c="8"/>}</text:p>
      <text:p text:style-name="P5"/>
      <text:p text:style-name="P5"><text:s text:c="8"/>printf("\n\n\tLEVEL ORDER TRAVERSAL is displayed");</text:p>
      <text:p text:style-name="P5"/>
      <text:p text:style-name="P5"><text:s text:c="8"/>struct Queue *q = createQueue();</text:p>
      <text:p text:style-name="P5"/>
      <text:p text:style-name="P5"><text:s text:c="8"/>enqueue(q, directories[0]); // Enqueue root</text:p>
      <text:p text:style-name="P5"><text:s text:c="8"/>printf("\n\n\t");</text:p>
      <text:p text:style-name="P5"><text:s text:c="8"/>while (!isEmpty(q))</text:p>
      <text:p text:style-name="P5"><text:s text:c="8"/>{</text:p>
      <text:p text:style-name="P5"><text:s text:c="12"/>int n = size(q);</text:p>
      <text:p text:style-name="P5"/>
      <text:p text:style-name="P5"><text:s text:c="12"/>// If this node has children</text:p>
      <text:p text:style-name="P5"><text:s text:c="12"/>while (n &gt; 0)</text:p>
      <text:p text:style-name="P5"><text:s text:c="12"/>{</text:p>
      <text:p text:style-name="P5"><text:s text:c="16"/>// Dequeue an item from queue and print it</text:p>
      <text:p text:style-name="P5"><text:s text:c="16"/>struct node *p = dequeue(q);</text:p>
      <text:p text:style-name="P5"><text:s text:c="16"/>printf("%s", p-&gt;dname);</text:p>
      <text:p text:style-name="P5"/>
      <text:p text:style-name="P5"><text:s text:c="16"/>for(int i=0; i&lt;p-&gt;nf; i++)</text:p>
      <text:p text:style-name="P5"><text:s text:c="16"/>{</text:p>
      <text:p text:style-name="P5"><text:s text:c="20"/>if(i == 0)</text:p>
      <text:p text:style-name="P5"><text:soft-page-break/><text:s text:c="24"/>printf("(");</text:p>
      <text:p text:style-name="P5"/>
      <text:p text:style-name="P5"><text:s text:c="20"/>printf("%s ", p-&gt;files[i]);</text:p>
      <text:p text:style-name="P5"/>
      <text:p text:style-name="P5"><text:s text:c="20"/>if(i == p-&gt;nf - 1)</text:p>
      <text:p text:style-name="P5"><text:s text:c="24"/>printf("\b)");</text:p>
      <text:p text:style-name="P5"><text:s text:c="16"/>}</text:p>
      <text:p text:style-name="P5"/>
      <text:p text:style-name="P5"><text:s text:c="16"/>printf("\t");</text:p>
      <text:p text:style-name="P5"/>
      <text:p text:style-name="P5"><text:s text:c="16"/>// Enqueue all children of the dequeued item</text:p>
      <text:p text:style-name="P5"><text:s text:c="16"/>if (p-&gt;nd == 1)</text:p>
      <text:p text:style-name="P5"><text:s text:c="20"/>enqueue(q, p-&gt;dir1);</text:p>
      <text:p text:style-name="P5"/>
      <text:p text:style-name="P5"><text:s text:c="16"/>else if (p-&gt;nd == 2) {</text:p>
      <text:p text:style-name="P5"><text:s text:c="20"/>enqueue(q, p-&gt;dir1);</text:p>
      <text:p text:style-name="P5"><text:s text:c="20"/>enqueue(q, p-&gt;dir2);</text:p>
      <text:p text:style-name="P5"><text:s text:c="16"/>} else if (p-&gt;nd == 3) {</text:p>
      <text:p text:style-name="P5"><text:s text:c="20"/>enqueue(q, p-&gt;dir1);</text:p>
      <text:p text:style-name="P5"><text:s text:c="20"/>enqueue(q, p-&gt;dir2);</text:p>
      <text:p text:style-name="P5"><text:s text:c="20"/>enqueue(q, p-&gt;dir3);</text:p>
      <text:p text:style-name="P5"><text:s text:c="16"/>}</text:p>
      <text:p text:style-name="P5"/>
      <text:p text:style-name="P5"><text:s text:c="16"/>n--;</text:p>
      <text:p text:style-name="P5"><text:s text:c="12"/>}</text:p>
      <text:p text:style-name="P5"/>
      <text:p text:style-name="P5"><text:s text:c="12"/>printf("\n\n\t"); // Print new line between two levels</text:p>
      <text:p text:style-name="P5"><text:s text:c="8"/>}</text:p>
      <text:p text:style-name="P5"><text:s text:c="4"/>}</text:p>
      <text:p text:style-name="P5"/>
      <text:p text:style-name="P5">}</text:p>
      <text:p text:style-name="P5"/>
      <text:p text:style-name="P5">void file_menu(char fileorg[])</text:p>
      <text:p text:style-name="P5">{</text:p>
      <text:p text:style-name="P5"><text:s text:c="4"/>char choice;</text:p>
      <text:p text:style-name="P5"/>
      <text:p text:style-name="P5"><text:s text:c="4"/>struct node *root = newNode("root");</text:p>
      <text:p text:style-name="P5"><text:s text:c="4"/>struct node *directories[N];</text:p>
      <text:p text:style-name="P5"/>
      <text:p text:style-name="P5"><text:s text:c="4"/>directories[count] = (struct node*)malloc(sizeof(struct node));</text:p>
      <text:p text:style-name="P5"><text:s text:c="4"/>directories[count++] = root;</text:p>
      <text:p text:style-name="P5"/>
      <text:p text:style-name="P5"><text:s text:c="4"/>do</text:p>
      <text:p text:style-name="P5"><text:s text:c="4"/>{</text:p>
      <text:p text:style-name="P5"><text:s text:c="8"/>system("clear");</text:p>
      <text:p text:style-name="P5"/>
      <text:p text:style-name="P5"><text:s text:c="8"/>printf("\n\n\t+----------------------------------+\n");</text:p>
      <text:p text:style-name="P5"><text:s text:c="8"/>printf("\t\t%s\n", fileorg);</text:p>
      <text:p text:style-name="P5"><text:s text:c="8"/>printf("\t+----------------------------------+\n\n");</text:p>
      <text:p text:style-name="P5"><text:soft-page-break/></text:p>
      <text:p text:style-name="P5"><text:s text:c="8"/>printf("\t1. CREATE A FILE\n\n");</text:p>
      <text:p text:style-name="P5"><text:s text:c="8"/>printf("\t2. DISPLAY ALL FILES\n\n");</text:p>
      <text:p text:style-name="P5"><text:s text:c="8"/>printf("\t3. EXIT\n\n");</text:p>
      <text:p text:style-name="P5"/>
      <text:p text:style-name="P5"><text:s text:c="8"/>printf("\n\n\tENTER choice: ");</text:p>
      <text:p text:style-name="P5"><text:s text:c="8"/>scanf(" %c", &amp;choice);</text:p>
      <text:p text:style-name="P5"/>
      <text:p text:style-name="P5"><text:s text:c="8"/>switch(choice)</text:p>
      <text:p text:style-name="P5"><text:s text:c="8"/>{</text:p>
      <text:p text:style-name="P5"><text:s text:c="12"/>case '1':<text:tab/>create(fileorg, directories);</text:p>
      <text:p text:style-name="P5"><text:s text:c="24"/>getch();</text:p>
      <text:p text:style-name="P5"><text:s text:c="24"/>break;</text:p>
      <text:p text:style-name="P5"/>
      <text:p text:style-name="P5"><text:s text:c="12"/>case '2': <text:s text:c="2"/>display(fileorg, directories);</text:p>
      <text:p text:style-name="P5"><text:s text:c="24"/>getch();</text:p>
      <text:p text:style-name="P5"><text:s text:c="24"/>break;</text:p>
      <text:p text:style-name="P5"/>
      <text:p text:style-name="P5"><text:s text:c="12"/>case '3':<text:tab/>return;</text:p>
      <text:p text:style-name="P5"><text:s text:c="24"/>break;</text:p>
      <text:p text:style-name="P5"/>
      <text:p text:style-name="P5"><text:s text:c="12"/>default:<text:tab/>printf("\n\tINVALID OPTION .....!!!!!\n\n");</text:p>
      <text:p text:style-name="P5"><text:s text:c="24"/>getch();</text:p>
      <text:p text:style-name="P5"><text:s text:c="8"/>}</text:p>
      <text:p text:style-name="P5"><text:s text:c="4"/>}while(choice != 3);</text:p>
      <text:p text:style-name="P5">}</text:p>
      <text:p text:style-name="P5"/>
      <text:p text:style-name="P5">// MAIN PROGRAM</text:p>
      <text:p text:style-name="P5"/>
      <text:p text:style-name="P5">int main()</text:p>
      <text:p text:style-name="P5">{</text:p>
      <text:p text:style-name="P5"><text:s text:c="4"/>char choice;</text:p>
      <text:p text:style-name="P5"/>
      <text:p text:style-name="P5"><text:s text:c="4"/>system("clear");</text:p>
      <text:p text:style-name="P5"/>
      <text:p text:style-name="P5"><text:s text:c="4"/>//DISPLAYING THE MENU</text:p>
      <text:p text:style-name="P5"/>
      <text:p text:style-name="P5"><text:s text:c="4"/>do</text:p>
      <text:p text:style-name="P5"><text:s text:c="4"/>{</text:p>
      <text:p text:style-name="P5"><text:s text:c="8"/>system("clear");</text:p>
      <text:p text:style-name="P5"/>
      <text:p text:style-name="P5"><text:s text:c="8"/>printf("\n\n\t+----------------------------+\n");</text:p>
      <text:p text:style-name="P5"><text:s text:c="8"/>printf("\t\tMENU OPTIONS\n");</text:p>
      <text:p text:style-name="P5"><text:s text:c="8"/>printf("\t+----------------------------+\n\n");</text:p>
      <text:p text:style-name="P5"/>
      <text:p text:style-name="P5"><text:s text:c="8"/>printf("\t1. SINGLE LEVEL DIRECTORY\n\n");</text:p>
      <text:p text:style-name="P5"><text:s text:c="8"/>printf("\t2. TREE STRUCTURE DIRECTORY\n\n");</text:p>
      <text:p text:style-name="P5"><text:s text:c="8"/>printf("\t3. EXIT\n\n");</text:p>
      <text:p text:style-name="P5"/>
      <text:p text:style-name="P5"><text:soft-page-break/><text:s text:c="8"/>printf("\n\n\tENTER choice: ");</text:p>
      <text:p text:style-name="P5"><text:s text:c="8"/>scanf(" %c", &amp;choice);</text:p>
      <text:p text:style-name="P5"/>
      <text:p text:style-name="P5"><text:s text:c="8"/>switch(choice)</text:p>
      <text:p text:style-name="P5"><text:s text:c="8"/>{</text:p>
      <text:p text:style-name="P5"><text:s text:c="12"/>case '1':<text:tab/>file_menu("SINGLE LEVEL DIRECTORY");</text:p>
      <text:p text:style-name="P5"><text:s text:c="24"/>break;</text:p>
      <text:p text:style-name="P5"/>
      <text:p text:style-name="P5"><text:s text:c="12"/>case '2':<text:tab/>file_menu("TREE STRUCTURE DIRECTORY");</text:p>
      <text:p text:style-name="P5"><text:s text:c="24"/>break;</text:p>
      <text:p text:style-name="P5"/>
      <text:p text:style-name="P5"><text:s text:c="12"/>case '3':<text:tab/>system("clear");</text:p>
      <text:p text:style-name="P5"><text:s text:c="24"/>return 0;</text:p>
      <text:p text:style-name="P5"><text:s text:c="24"/>break;</text:p>
      <text:p text:style-name="P5"/>
      <text:p text:style-name="P5"><text:s text:c="12"/>default:<text:tab/>printf("\n\tINVALID OPTION .....!!!!!\n\n");</text:p>
      <text:p text:style-name="P5"><text:s text:c="24"/>getch();</text:p>
      <text:p text:style-name="P5"><text:s text:c="8"/>}</text:p>
      <text:p text:style-name="P5"><text:s text:c="4"/>}while(choice != 3);</text:p>
      <text:p text:style-name="P5">}</text:p>
      <text:p text:style-name="P5"/>
      <text:p text:style-name="P10">OUTPUT:</text:p>
      <text:p text:style-name="P10"/>
      <text:p text:style-name="P10"/>
      <text:p text:style-name="P10"/>
      <text:p text:style-name="P17">+----------------------------+ <text:s text:c="188"/>MENU OPTIONS <text:s text:c="190"/>+----------------------------+ <text:s text:c="391"/>1. SINGLE LEVEL DIRECTORY <text:s text:c="396"/>2. TREE STRUCTURE DIRECTORY <text:s text:c="394"/>3. EXIT </text:p>
      <text:p text:style-name="P17"><text:s text:c="836"/>ENTER choice:<text:span text:style-name="T12">1</text:span></text:p>
      <text:p text:style-name="P13"/>
      <text:p text:style-name="P18">+----------------------------------+ <text:s text:c="182"/>SINGLE LEVEL DIRECTORY <text:s text:c="180"/>+----------------------------------+ <text:s text:c="385"/>1. CREATE A FILE <text:s text:c="405"/>2. DISPLAY ALL FILES <text:s text:c="401"/>3. EXIT <text:s/></text:p>
      <text:p text:style-name="P18"><text:s text:c="835"/>ENTER choice: <text:span text:style-name="T13">1</text:span></text:p>
      <text:p text:style-name="P13"/>
      <text:p text:style-name="P14">Enter the name of the file: f1 <text:s text:c="2"/></text:p>
      <text:p text:style-name="P14"><text:s text:c="279"/>f1 was CREATED at STARTING LOCATION 10646 ! </text:p>
      <text:p text:style-name="P13"/>
      <text:p text:style-name="P14">+----------------------------------+ <text:s text:c="75"/>SINGLE LEVEL DIRECTORY <text:s text:c="73"/><text:soft-page-break/>+----------------------------------+ <text:s text:c="171"/>1. CREATE A FILE <text:s text:c="191"/>2. DISPLAY ALL FILES <text:s text:c="187"/>3. EXIT <text:s text:c="408"/>ENTER choice: 1 <text:s/></text:p>
      <text:p text:style-name="P14"><text:s text:c="191"/>Enter the name of the file: f1 </text:p>
      <text:p text:style-name="P14"><text:s text:c="281"/>Filename f1 ALREADY EXISTS ! <text:s text:c="75"/>Try a DIFFERENT FILENAME ! <text:s/></text:p>
      <text:p text:style-name="P14"/>
      <text:p text:style-name="P18"><text:s/>+----------------------------------+ <text:s text:c="75"/>SINGLE LEVEL DIRECTORY <text:s text:c="73"/>+----------------------------------+ <text:s text:c="171"/>1. CREATE A FILE <text:s text:c="191"/>2. DISPLAY ALL FILES <text:s text:c="187"/>3. EXIT <text:s text:c="5"/></text:p>
      <text:p text:style-name="P18"><text:s text:c="403"/>ENTER choice: 1 </text:p>
      <text:p text:style-name="P18"><text:s text:c="192"/>Enter the name of the file: filename1 <text:s text:c="2"/></text:p>
      <text:p text:style-name="P18"><text:s text:c="272"/>filename1 was CREATED at STARTING LOCATION 40217 ! <text:s/></text:p>
      <text:p text:style-name="P14"/>
      <text:p text:style-name="P15">+----------------------------------+ <text:s text:c="75"/>SINGLE LEVEL DIRECTORY <text:s text:c="73"/>+----------------------------------+ <text:s text:c="171"/>1. CREATE A FILE <text:s text:c="191"/>2. DISPLAY ALL FILES <text:s text:c="187"/>3. EXIT <text:s text:c="408"/>ENTER choice: 1 <text:s text:c="192"/>Enter the name of the file: <text:span text:style-name="T15">f2</text:span> <text:s text:c="274"/>f<text:span text:style-name="T14">2</text:span> was CREATED at STARTING LOCATION <text:span text:style-name="T14">19562</text:span> !</text:p>
      <text:p text:style-name="P14"/>
      <text:p text:style-name="P18">+----------------------------------+ <text:s text:c="75"/>SINGLE LEVEL DIRECTORY <text:s text:c="73"/>+----------------------------------+ <text:s text:c="171"/>1. CREATE A FILE <text:s text:c="191"/>2. DISPLAY ALL FILES <text:s text:c="187"/>3. EXIT <text:s text:c="4"/></text:p>
      <text:p text:style-name="P18"><text:s text:c="404"/>ENTER choice: 2 </text:p>
      <text:p text:style-name="P18"><text:s text:c="200"/>SINGLE LEVEL DIRECTORY <text:s text:c="2"/></text:p>
      <text:p text:style-name="P18"><text:s text:c="175"/>-------------------------------- <text:s text:c="74"/>FILENAME <text:s text:c="7"/>STARTING ADDRESS <text:s text:c="71"/>-------------------------------- <text:s text:c="74"/>f1 <text:s text:c="24"/>10646 <text:s text:c="71"/><text:soft-page-break/>filename1 <text:s text:c="17"/>40217 <text:s text:c="71"/>f2 <text:s text:c="24"/>19562 <text:s/></text:p>
      <text:p text:style-name="P14"/>
      <text:p text:style-name="P18">+----------------------------------+ <text:s text:c="75"/>SINGLE LEVEL DIRECTORY <text:s text:c="73"/>+----------------------------------+ <text:s text:c="171"/>1. CREATE A FILE <text:s text:c="191"/>2. DISPLAY ALL FILES <text:s text:c="187"/>3. EXIT <text:s text:c="9"/></text:p>
      <text:p text:style-name="P18"><text:s text:c="399"/>ENTER choice: 1 <text:s/></text:p>
      <text:p text:style-name="P18"><text:s text:c="191"/>Enter the name of the file: f2 </text:p>
      <text:p text:style-name="P18"><text:s text:c="281"/>Filename f2 ALREADY EXISTS ! <text:s text:c="75"/>Try a DIFFERENT FILENAME ! <text:s/></text:p>
      <text:p text:style-name="P14"/>
      <text:p text:style-name="P19">+----------------------------------+ <text:s text:c="75"/>SINGLE LEVEL DIRECTORY <text:s text:c="73"/>+----------------------------------+ <text:s text:c="171"/>1. CREATE A FILE <text:s text:c="191"/>2. DISPLAY ALL FILES <text:s text:c="187"/>3. EXIT <text:s text:c="408"/>ENTER choice: 2 <text:s text:c="3"/></text:p>
      <text:p text:style-name="P19"><text:s text:c="197"/>SINGLE LEVEL DIRECTORY <text:s text:c="177"/>-------------------------------- <text:s text:c="74"/>FILENAME <text:s text:c="7"/>STARTING ADDRESS <text:s text:c="71"/>-------------------------------- <text:s text:c="74"/>f1 <text:s text:c="24"/>10646 <text:s text:c="71"/>filename1 <text:s text:c="17"/>40217 <text:s text:c="71"/>f2 <text:s text:c="24"/>19562 </text:p>
      <text:p text:style-name="P14"/>
      <text:p text:style-name="P20">+----------------------------------+ <text:s text:c="75"/>SINGLE LEVEL DIRECTORY <text:s text:c="73"/>+----------------------------------+ <text:s text:c="171"/>1. CREATE A FILE <text:s text:c="191"/>2. DISPLAY ALL FILES <text:s text:c="187"/>3. EXIT </text:p>
      <text:p text:style-name="P20"><text:s text:c="408"/>ENTER choice: 3 <text:s/></text:p>
      <text:p text:style-name="P14"/>
      <text:p text:style-name="P21">+----------------------------+ <text:s text:c="81"/>MENU OPTIONS <text:s text:c="83"/>+----------------------------+ <text:s text:c="177"/>1. SINGLE LEVEL DIRECTORY <text:s text:c="182"/>2. TREE STRUCTURE DIRECTORY <text:s text:c="180"/>3. EXIT <text:s text:c="3"/></text:p>
      <text:p text:style-name="P21"><text:soft-page-break/><text:s text:c="405"/>ENTER choice: 2 <text:s/></text:p>
      <text:p text:style-name="P14"/>
      <text:p text:style-name="P21">+----------------------------------+ <text:s text:c="75"/>TREE STRUCTURE DIRECTORY <text:s text:c="71"/>+----------------------------------+ <text:s text:c="171"/>1. CREATE A FILE <text:s text:c="191"/>2. DISPLAY ALL FILES <text:s text:c="187"/>3. EXIT <text:s text:c="4"/></text:p>
      <text:p text:style-name="P21"><text:s text:c="404"/>ENTER choice: 1 <text:s/></text:p>
      <text:p text:style-name="P21"><text:s text:c="191"/>Create a FILE or DIRECTORY?[f/d]: f </text:p>
      <text:p text:style-name="P21"><text:s text:c="172"/>Enter the name of the file: f1 <text:s/></text:p>
      <text:p text:style-name="P21"><text:s text:c="280"/>The TOP MOST directory is called "root".</text:p>
      <text:p text:style-name="P21"><text:s text:c="168"/>Enter the name of the parent directory: root <text:s/></text:p>
      <text:p text:style-name="P21"><text:s text:c="266"/>FILE f1 CREATED in root! <text:s/></text:p>
      <text:p text:style-name="P14"/>
      <text:p text:style-name="P21">+----------------------------------+ <text:s text:c="75"/>TREE STRUCTURE DIRECTORY <text:s text:c="71"/>+----------------------------------+ <text:s text:c="171"/>1. CREATE A FILE <text:s text:c="191"/>2. DISPLAY ALL FILES <text:s text:c="187"/>3. EXIT <text:s text:c="13"/></text:p>
      <text:p text:style-name="P21"><text:s text:c="395"/>ENTER choice: 1 <text:s text:c="15"/></text:p>
      <text:p text:style-name="P21"><text:s text:c="177"/>Create a FILE or DIRECTORY?[f/d]: f </text:p>
      <text:p text:style-name="P21"><text:s text:c="172"/>Enter the name of the file: f1 </text:p>
      <text:p text:style-name="P21"><text:s text:c="281"/>The TOP MOST directory is called "root". <text:s text:c="4"/></text:p>
      <text:p text:style-name="P21"><text:s text:c="163"/>Enter the name of the parent directory: root </text:p>
      <text:p text:style-name="P21"><text:s text:c="267"/>CANNOT CREATE: file with name f1 already exists in root! </text:p>
      <text:p text:style-name="P14"/>
      <text:p text:style-name="P21">+----------------------------------+ <text:s text:c="75"/>TREE STRUCTURE DIRECTORY <text:s text:c="71"/>+----------------------------------+ <text:s text:c="171"/>1. CREATE A FILE <text:s text:c="191"/>2. DISPLAY ALL FILES <text:s text:c="187"/>3. EXIT <text:s text:c="2"/></text:p>
      <text:p text:style-name="P21"><text:s text:c="406"/>ENTER choice: 1 </text:p>
      <text:p text:style-name="P21"><text:soft-page-break/><text:s text:c="192"/>Create a FILE or DIRECTORY?[f/d]: f <text:s text:c="2"/></text:p>
      <text:p text:style-name="P21"><text:s text:c="170"/>Enter the name of the file: f2 <text:s text:c="2"/></text:p>
      <text:p text:style-name="P21"><text:s text:c="279"/>The TOP MOST directory is called "root". <text:s/></text:p>
      <text:p text:style-name="P21"><text:s text:c="166"/>Enter the name of the parent directory: root</text:p>
      <text:p text:style-name="P21"><text:s text:c="268"/>FILE f2 CREATED in root!</text:p>
      <text:p text:style-name="P16"/>
      <text:p text:style-name="P21">+----------------------------------+ <text:s text:c="75"/>TREE STRUCTURE DIRECTORY <text:s text:c="71"/>+----------------------------------+ <text:s text:c="171"/>1. CREATE A FILE <text:s text:c="191"/>2. DISPLAY ALL FILES <text:s text:c="187"/>3. EXIT <text:s text:c="4"/></text:p>
      <text:p text:style-name="P21"><text:s text:c="404"/>ENTER choice: 1 <text:s text:c="2"/></text:p>
      <text:p text:style-name="P21"><text:s text:c="190"/>Create a FILE or DIRECTORY?[f/d]: f <text:s/></text:p>
      <text:p text:style-name="P21"><text:s text:c="171"/>Enter the name of the file: f3 <text:s text:c="3"/></text:p>
      <text:p text:style-name="P21"><text:s text:c="278"/>The TOP MOST directory is called "root".</text:p>
      <text:p text:style-name="P21"><text:s text:c="168"/>Enter the name of the parent directory: root <text:s/></text:p>
      <text:p text:style-name="P21"><text:s text:c="266"/>FILE f3 CREATED in root! <text:s/></text:p>
      <text:p text:style-name="P16"/>
      <text:p text:style-name="P21">+----------------------------------+ <text:s text:c="75"/>TREE STRUCTURE DIRECTORY <text:s text:c="71"/>+----------------------------------+ <text:s text:c="171"/>1. CREATE A FILE <text:s text:c="191"/>2. DISPLAY ALL FILES <text:s text:c="187"/>3. EXIT <text:s text:c="4"/></text:p>
      <text:p text:style-name="P21"><text:s text:c="404"/>ENTER choice: 1 <text:s/></text:p>
      <text:p text:style-name="P21"><text:s text:c="191"/>Create a FILE or DIRECTORY?[f/d]: f </text:p>
      <text:p text:style-name="P21"><text:s text:c="172"/>Enter the name of the file: f4 <text:s/></text:p>
      <text:p text:style-name="P21"><text:s text:c="280"/>The TOP MOST directory is called "root". <text:s/></text:p>
      <text:p text:style-name="P21"><text:s text:c="166"/>Enter the name of the parent directory: root</text:p>
      <text:p text:style-name="P21"><text:s text:c="164"/>Max number of files reached ! <text:s text:c="5"/></text:p>
      <text:p text:style-name="P21"><text:soft-page-break/><text:s text:c="69"/>Cannot create f4 in root ! <text:s/></text:p>
      <text:p text:style-name="P16"/>
      <text:p text:style-name="P21">+----------------------------------+ <text:s text:c="75"/>TREE STRUCTURE DIRECTORY <text:s text:c="71"/>+----------------------------------+ <text:s text:c="171"/>1. CREATE A FILE <text:s text:c="191"/>2. DISPLAY ALL FILES <text:s text:c="187"/>3. EXIT <text:s text:c="2"/></text:p>
      <text:p text:style-name="P21"><text:s text:c="406"/>ENTER choice: 2 </text:p>
      <text:p text:style-name="P36"><text:s text:c="200"/>TREE STRUCTURE DIRECTORY</text:p>
      <text:p text:style-name="P36"><text:s text:c="175"/>Directory: root <text:s text:c="88"/>Files: f1 f2 f3 <text:s text:c="88"/>Sub-directories: None</text:p>
      <text:p text:style-name="P36"><text:s text:c="72"/>LEVEL ORDER TRAVERSAL is displayed <text:s text:c="2"/></text:p>
      <text:p text:style-name="P21"><text:s text:c="169"/>root(f1 f2 f3)</text:p>
      <text:p text:style-name="P16"/>
      <text:p text:style-name="P21">+----------------------------------+ <text:s text:c="75"/>TREE STRUCTURE DIRECTORY <text:s text:c="71"/>+----------------------------------+ <text:s text:c="171"/>1. CREATE A FILE <text:s text:c="191"/>2. DISPLAY ALL FILES <text:s text:c="187"/>3. EXIT <text:s/></text:p>
      <text:p text:style-name="P21"><text:s text:c="407"/>ENTER choice: 1 <text:s text:c="2"/></text:p>
      <text:p text:style-name="P21"><text:s text:c="190"/>Create a FILE or DIRECTORY?[f/d]: d </text:p>
      <text:p text:style-name="P21"><text:s text:c="172"/>Enter the name of the directory: d1 </text:p>
      <text:p text:style-name="P21"><text:s text:c="276"/>The TOP MOST directory is called "root". </text:p>
      <text:p text:style-name="P21"><text:s text:c="167"/>Enter the name of the parent directory: root </text:p>
      <text:p text:style-name="P21"><text:s text:c="267"/>DIRECTORY d1 CREATED in root! </text:p>
      <text:p text:style-name="P16"/>
      <text:p text:style-name="P21">+----------------------------------+ <text:s text:c="75"/>TREE STRUCTURE DIRECTORY <text:s text:c="71"/>+----------------------------------+ <text:s text:c="171"/>1. CREATE A FILE <text:s text:c="191"/>2. DISPLAY ALL FILES <text:s text:c="187"/>3. EXIT <text:s text:c="13"/></text:p>
      <text:p text:style-name="P21"><text:s text:c="395"/>ENTER choice: 1 <text:s text:c="3"/></text:p>
      <text:p text:style-name="P21"><text:soft-page-break/><text:s text:c="189"/>Create a FILE or DIRECTORY?[f/d]: d <text:s text:c="3"/></text:p>
      <text:p text:style-name="P21"><text:s text:c="169"/>Enter the name of the directory: d1 <text:s/></text:p>
      <text:p text:style-name="P21"><text:s text:c="275"/>The TOP MOST directory is called "root". </text:p>
      <text:p text:style-name="P21"><text:s text:c="167"/>Enter the name of the parent directory: root <text:s/></text:p>
      <text:p text:style-name="P21"><text:s text:c="266"/>CANNOT CREATE: directory with name d1 already exists in root! </text:p>
      <text:p text:style-name="P16"/>
      <text:p text:style-name="P21">+----------------------------------+ <text:s text:c="75"/>TREE STRUCTURE DIRECTORY <text:s text:c="71"/>+----------------------------------+ <text:s text:c="171"/>1. CREATE A FILE <text:s text:c="191"/>2. DISPLAY ALL FILES <text:s text:c="187"/>3. EXIT <text:s text:c="5"/></text:p>
      <text:p text:style-name="P21"><text:s text:c="403"/>ENTER choice: 1 <text:s/></text:p>
      <text:p text:style-name="P21"><text:s text:c="191"/>Create a FILE or DIRECTORY?[f/d]: d</text:p>
      <text:p text:style-name="P21"><text:s text:c="173"/>Enter the name of the directory: d2</text:p>
      <text:p text:style-name="P21"><text:s text:c="277"/>The TOP MOST directory is called "root". <text:s text:c="167"/>Enter the name of the parent directory: root <text:s text:c="3"/></text:p>
      <text:p text:style-name="P21"><text:s text:c="264"/>DIRECTORY d2 CREATED in root! </text:p>
      <text:p text:style-name="P16"/>
      <text:p text:style-name="P21">+----------------------------------+ <text:s text:c="75"/>TREE STRUCTURE DIRECTORY <text:s text:c="71"/>+----------------------------------+ <text:s text:c="171"/>1. CREATE A FILE <text:s text:c="191"/>2. DISPLAY ALL FILES <text:s text:c="187"/>3. EXIT <text:s text:c="13"/></text:p>
      <text:p text:style-name="P21"><text:s text:c="395"/>ENTER choice: 1 <text:s text:c="4"/></text:p>
      <text:p text:style-name="P21"><text:s text:c="188"/>Create a FILE or DIRECTORY?[f/d]: d</text:p>
      <text:p text:style-name="P21"><text:s text:c="173"/>Enter the name of the directory: d3 </text:p>
      <text:p text:style-name="P21"><text:s text:c="276"/>The TOP MOST directory is called "root". </text:p>
      <text:p text:style-name="P21"><text:s text:c="167"/>Enter the name of the parent directory: root </text:p>
      <text:p text:style-name="P21"><text:s text:c="267"/>DIRECTORY d3 CREATED in root! <text:s/></text:p>
      <text:p text:style-name="P16"/>
      <text:p text:style-name="P21"><text:soft-page-break/>+----------------------------------+ <text:s text:c="75"/>TREE STRUCTURE DIRECTORY <text:s text:c="71"/>+----------------------------------+ <text:s text:c="171"/>1. CREATE A FILE <text:s text:c="191"/>2. DISPLAY ALL FILES <text:s text:c="187"/>3. EXIT <text:s text:c="6"/></text:p>
      <text:p text:style-name="P21"><text:s text:c="402"/>ENTER choice: 1 </text:p>
      <text:p text:style-name="P21"><text:s text:c="192"/>Create a FILE or DIRECTORY?[f/d]: d <text:s/></text:p>
      <text:p text:style-name="P21"><text:s text:c="171"/>Enter the name of the directory: d4 <text:s/></text:p>
      <text:p text:style-name="P21"><text:s text:c="275"/>The TOP MOST directory is called "root". </text:p>
      <text:p text:style-name="P21"><text:s text:c="167"/>Enter the name of the parent directory: root </text:p>
      <text:p text:style-name="P21"><text:s text:c="163"/>Max number of sub-directories reached ! <text:s text:c="64"/>Cannot create d4 in root !</text:p>
      <text:p text:style-name="P21"/>
      <text:p text:style-name="P22">+----------------------------------+ <text:s text:c="75"/>TREE STRUCTURE DIRECTORY <text:s text:c="71"/>+----------------------------------+ <text:s text:c="171"/>1. CREATE A FILE <text:s text:c="191"/>2. DISPLAY ALL FILES <text:s text:c="187"/>3. EXIT </text:p>
      <text:p text:style-name="P22"><text:s text:c="408"/>ENTER choice: 2 <text:s/></text:p>
      <text:p text:style-name="P37"><text:s text:c="199"/>TREE STRUCTURE DIRECTORY </text:p>
      <text:p text:style-name="P37"/>
      <text:p text:style-name="P37">Directory: root <text:s text:c="88"/>Files: f1 f2 f3 <text:s text:c="88"/>Sub-directories: d1 d2 d3 <text:s text:c="182"/></text:p>
      <text:p text:style-name="P37"/>
      <text:p text:style-name="P37">Directory: d1 <text:s text:c="90"/>Files: None <text:s text:c="92"/>Sub-directories: None <text:s text:c="186"/></text:p>
      <text:p text:style-name="P37"/>
      <text:p text:style-name="P37">Directory: d2 <text:s text:c="90"/>Files: None <text:s text:c="92"/>Sub-directories: None <text:s text:c="186"/></text:p>
      <text:p text:style-name="P37"/>
      <text:p text:style-name="P37">Directory: d3 <text:s text:c="90"/>Files: None <text:s text:c="92"/>Sub-directories: None</text:p>
      <text:p text:style-name="P37"><text:s text:c="71"/>LEVEL ORDER TRAVERSAL is displayed <text:s/></text:p>
      <text:p text:style-name="P22"><text:soft-page-break/><text:s text:c="170"/>root(f1 f2 f3) <text:s text:c="193"/>d1 <text:s text:c="5"/>d2 <text:s text:c="5"/>d3 <text:s/></text:p>
      <text:p text:style-name="P22"/>
      <text:p text:style-name="P23">+----------------------------------+ <text:s text:c="75"/>TREE STRUCTURE DIRECTORY <text:s text:c="71"/>+----------------------------------+ <text:s text:c="171"/>1. CREATE A FILE <text:s text:c="191"/>2. DISPLAY ALL FILES <text:s text:c="187"/>3. EXIT <text:s text:c="8"/></text:p>
      <text:p text:style-name="P23"><text:s text:c="400"/>ENTER choice: 1 <text:s text:c="2"/></text:p>
      <text:p text:style-name="P23"><text:s text:c="190"/>Create a FILE or DIRECTORY?[f/d]: f </text:p>
      <text:p text:style-name="P23"><text:s text:c="172"/>Enter the name of the file: f11 <text:s text:c="6"/></text:p>
      <text:p text:style-name="P23"><text:s text:c="274"/>The TOP MOST directory is called "root".</text:p>
      <text:p text:style-name="P23"><text:s text:c="168"/>Enter the name of the parent directory: d1 </text:p>
      <text:p text:style-name="P23"><text:s text:c="269"/>FILE f11 CREATED in d1! </text:p>
      <text:p text:style-name="P23"/>
      <text:p text:style-name="P23">+----------------------------------+ <text:s text:c="75"/>TREE STRUCTURE DIRECTORY <text:s text:c="71"/>+----------------------------------+ <text:s text:c="171"/>1. CREATE A FILE <text:s text:c="191"/>2. DISPLAY ALL FILES <text:s text:c="187"/>3. EXIT <text:s text:c="408"/>ENTER choice: 2 <text:s text:c="3"/></text:p>
      <text:p text:style-name="P38"><text:s text:c="197"/>TREE STRUCTURE DIRECTORY <text:s text:c="71"/></text:p>
      <text:p text:style-name="P38"/>
      <text:p text:style-name="P39">Directory: root <text:s text:c="88"/>Files: f1 f2 f3 <text:s text:c="88"/>Sub-directories: d1 d2 d3 <text:s text:c="182"/></text:p>
      <text:p text:style-name="P39"/>
      <text:p text:style-name="P39">Directory: d1 <text:s text:c="90"/>Files: f11 <text:s text:c="93"/>Sub-directories: None <text:s text:c="186"/></text:p>
      <text:p text:style-name="P39"/>
      <text:p text:style-name="P39">Directory: d2 <text:s text:c="90"/>Files: None <text:s text:c="92"/>Sub-directories: None <text:s text:c="186"/></text:p>
      <text:p text:style-name="P39"/>
      <text:p text:style-name="P39">Directory: d3 <text:s text:c="90"/>Files: None <text:s text:c="92"/>Sub-directories: None </text:p>
      <text:p text:style-name="P38"/>
      <text:p text:style-name="P38"><text:soft-page-break/>LEVEL ORDER TRAVERSAL is displayed</text:p>
      <text:p text:style-name="P23"><text:s text:c="172"/>root(f1 f2 f3) <text:s text:c="193"/>d1(f11) d2 <text:s text:c="5"/>d3 </text:p>
      <text:p text:style-name="P23"/>
      <text:p text:style-name="P24">+----------------------------------+ <text:s text:c="75"/>TREE STRUCTURE DIRECTORY <text:s text:c="71"/>+----------------------------------+ <text:s text:c="171"/>1. CREATE A FILE <text:s text:c="191"/>2. DISPLAY ALL FILES <text:s text:c="187"/>3. EXIT <text:s text:c="3"/></text:p>
      <text:p text:style-name="P24"><text:s text:c="405"/>ENTER choice: 1 <text:s text:c="11"/></text:p>
      <text:p text:style-name="P24"><text:s text:c="181"/>Create a FILE or DIRECTORY?[f/d]: f </text:p>
      <text:p text:style-name="P24"><text:s text:c="172"/>Enter the name of the file: f11 <text:s text:c="2"/></text:p>
      <text:p text:style-name="P24"><text:s text:c="278"/>The TOP MOST directory is called "root". <text:s text:c="2"/></text:p>
      <text:p text:style-name="P24"><text:s text:c="165"/>Enter the name of the parent directory: d1 </text:p>
      <text:p text:style-name="P24"><text:s text:c="269"/>CANNOT CREATE: file with name f11 already exists in d1! </text:p>
      <text:p text:style-name="P24"/>
      <text:p text:style-name="P24">+----------------------------------+ <text:s text:c="75"/>TREE STRUCTURE DIRECTORY <text:s text:c="71"/>+----------------------------------+ <text:s text:c="171"/>1. CREATE A FILE <text:s text:c="191"/>2. DISPLAY ALL FILES <text:s text:c="187"/>3. EXIT <text:s text:c="2"/></text:p>
      <text:p text:style-name="P24"><text:s text:c="406"/>ENTER choice: 2 <text:s/></text:p>
      <text:p text:style-name="P40"><text:s text:c="199"/>TREE STRUCTURE DIRECTORY <text:s/></text:p>
      <text:p text:style-name="P40"/>
      <text:p text:style-name="P41">Directory: root <text:s text:c="88"/>Files: f1 f2 f3 <text:s text:c="88"/>Sub-directories: d1 d2 d3 <text:s text:c="182"/></text:p>
      <text:p text:style-name="P41"/>
      <text:p text:style-name="P41">Directory: d1 <text:s text:c="90"/>Files: f11 <text:s text:c="93"/>Sub-directories: None <text:s text:c="186"/></text:p>
      <text:p text:style-name="P41"/>
      <text:p text:style-name="P41">Directory: d2 <text:s text:c="90"/>Files: None <text:s text:c="92"/>Sub-directories: None <text:s text:c="186"/></text:p>
      <text:p text:style-name="P41"/>
      <text:p text:style-name="P41"><text:soft-page-break/>Directory: d3 <text:s text:c="90"/>Files: None <text:s text:c="92"/>Sub-directories: None </text:p>
      <text:p text:style-name="P40"><text:s text:c="70"/>LEVEL ORDER TRAVERSAL is displayed</text:p>
      <text:p text:style-name="P24"><text:s text:c="172"/>root(f1 f2 f3) <text:s text:c="193"/>d1(f11) d2 <text:s text:c="5"/>d3 </text:p>
      <text:p text:style-name="P24"/>
      <text:p text:style-name="P25">+----------------------------------+ <text:s text:c="75"/>TREE STRUCTURE DIRECTORY <text:s text:c="71"/>+----------------------------------+ <text:s text:c="171"/>1. CREATE A FILE <text:s text:c="191"/>2. DISPLAY ALL FILES <text:s text:c="187"/>3. EXIT <text:s text:c="5"/></text:p>
      <text:p text:style-name="P25"><text:s text:c="403"/>ENTER choice: 1 <text:s text:c="4"/></text:p>
      <text:p text:style-name="P25"><text:s text:c="188"/>Create a FILE or DIRECTORY?[f/d]: f </text:p>
      <text:p text:style-name="P25"><text:s text:c="172"/>Enter the name of the file: f12 </text:p>
      <text:p text:style-name="P25"><text:s text:c="280"/>The TOP MOST directory is called "root".</text:p>
      <text:p text:style-name="P25"><text:s text:c="168"/>Enter the name of the parent directory: d1 </text:p>
      <text:p text:style-name="P25"><text:s text:c="269"/>FILE f12 CREATED in d1! </text:p>
      <text:p text:style-name="P25"/>
      <text:p text:style-name="P26">+----------------------------------+ <text:s text:c="75"/>TREE STRUCTURE DIRECTORY <text:s text:c="71"/>+----------------------------------+ <text:s text:c="171"/>1. CREATE A FILE <text:s text:c="191"/>2. DISPLAY ALL FILES <text:s text:c="187"/>3. EXIT <text:s text:c="3"/></text:p>
      <text:p text:style-name="P26"><text:s text:c="405"/>ENTER choice: 1 </text:p>
      <text:p text:style-name="P26"><text:s text:c="192"/>Create a FILE or DIRECTORY?[f/d]: f <text:s/></text:p>
      <text:p text:style-name="P26"><text:s text:c="171"/>Enter the name of the file: f13 <text:s/></text:p>
      <text:p text:style-name="P26"><text:s text:c="279"/>The TOP MOST directory is called "root".</text:p>
      <text:p text:style-name="P26"><text:s text:c="168"/>Enter the name of the parent directory: d1</text:p>
      <text:p text:style-name="P26"><text:s text:c="270"/>FILE f13 CREATED in d1! </text:p>
      <text:p text:style-name="P26"/>
      <text:p text:style-name="P27">+----------------------------------+ <text:s text:c="75"/>TREE STRUCTURE DIRECTORY <text:s text:c="71"/><text:soft-page-break/>+----------------------------------+ <text:s text:c="171"/>1. CREATE A FILE <text:s text:c="191"/>2. DISPLAY ALL FILES <text:s text:c="187"/>3. EXIT <text:s/></text:p>
      <text:p text:style-name="P27"><text:s text:c="407"/>ENTER choice: 2 </text:p>
      <text:p text:style-name="P41"><text:s text:c="200"/>TREE STRUCTURE DIRECTORY <text:s text:c="71"/></text:p>
      <text:p text:style-name="P41"/>
      <text:p text:style-name="P42">Directory: root <text:s text:c="88"/>Files: f1 f2 f3 <text:s text:c="88"/>Sub-directories: d1 d2 d3 <text:s text:c="182"/></text:p>
      <text:p text:style-name="P42"/>
      <text:p text:style-name="P42">Directory: d1 <text:s text:c="90"/>Files: f11 f12 f13 <text:s text:c="85"/>Sub-directories: None <text:s text:c="186"/></text:p>
      <text:p text:style-name="P42"/>
      <text:p text:style-name="P42">Directory: d2 <text:s text:c="90"/>Files: None <text:s text:c="92"/>Sub-directories: None <text:s text:c="186"/></text:p>
      <text:p text:style-name="P42"/>
      <text:p text:style-name="P42">Directory: d3 <text:s text:c="90"/>Files: None <text:s text:c="92"/>Sub-directories: None</text:p>
      <text:p text:style-name="P41"/>
      <text:p text:style-name="P41">LEVEL ORDER TRAVERSAL is displayed</text:p>
      <text:p text:style-name="P28"><text:s text:c="171"/>root(f1 f2 f3) <text:s text:c="193"/>d1(f11 f12 f13) d2 <text:s text:c="5"/>d3</text:p>
      <text:p text:style-name="P28"/>
      <text:p text:style-name="P28">+----------------------------------+ <text:s text:c="75"/>TREE STRUCTURE DIRECTORY <text:s text:c="71"/>+----------------------------------+ <text:s text:c="171"/>1. CREATE A FILE <text:s text:c="191"/>2. DISPLAY ALL FILES <text:s text:c="187"/>3. EXIT <text:s text:c="7"/></text:p>
      <text:p text:style-name="P28"><text:s text:c="401"/>ENTER choice: 1 <text:s/></text:p>
      <text:p text:style-name="P28"><text:s text:c="191"/>Create a FILE or DIRECTORY?[f/d]: f</text:p>
      <text:p text:style-name="P28"><text:s text:c="173"/>Enter the name of the file: f14 <text:s text:c="2"/></text:p>
      <text:p text:style-name="P28"><text:s text:c="278"/>The TOP MOST directory is called "root". </text:p>
      <text:p text:style-name="P28"><text:s text:c="167"/>Enter the name of the parent directory: d1 <text:s text:c="165"/>Max number of files reached ! <text:s text:c="74"/>Cannot create f14 in d1 ! <text:s text:c="2"/></text:p>
      <text:p text:style-name="P28"/>
      <text:p text:style-name="P29"><text:soft-page-break/>+----------------------------------+ <text:s text:c="75"/>TREE STRUCTURE DIRECTORY <text:s text:c="71"/>+----------------------------------+ <text:s text:c="171"/>1. CREATE A FILE <text:s text:c="191"/>2. DISPLAY ALL FILES <text:s text:c="187"/>3. EXIT <text:s text:c="8"/></text:p>
      <text:p text:style-name="P29"><text:s text:c="400"/>ENTER choice: 1 <text:s text:c="2"/></text:p>
      <text:p text:style-name="P29"><text:s text:c="190"/>Create a FILE or DIRECTORY?[f/d]: f </text:p>
      <text:p text:style-name="P29"><text:s text:c="172"/>Enter the name of the file: f21 <text:s/></text:p>
      <text:p text:style-name="P29"><text:s text:c="279"/>The TOP MOST directory is called "root". <text:s/></text:p>
      <text:p text:style-name="P29"><text:s text:c="166"/>Enter the name of the parent directory: d2 </text:p>
      <text:p text:style-name="P29"><text:s text:c="269"/>FILE f21 CREATED in d2! </text:p>
      <text:p text:style-name="P29"/>
      <text:p text:style-name="P30">+----------------------------------+ <text:s text:c="75"/>TREE STRUCTURE DIRECTORY <text:s text:c="71"/>+----------------------------------+ <text:s text:c="171"/>1. CREATE A FILE <text:s text:c="191"/>2. DISPLAY ALL FILES <text:s text:c="187"/>3. EXIT <text:s text:c="3"/></text:p>
      <text:p text:style-name="P30"><text:s text:c="405"/>ENTER choice: 2 </text:p>
      <text:p text:style-name="P43"><text:s text:c="200"/>TREE STRUCTURE DIRECTORY <text:s text:c="71"/></text:p>
      <text:p text:style-name="P43"/>
      <text:p text:style-name="P44"><text:span text:style-name="T17">D</text:span>irectory: root <text:s text:c="88"/>Files: f1 f2 f3 <text:s text:c="88"/>Sub-directories: d1 d2 d3 <text:s text:c="182"/></text:p>
      <text:p text:style-name="P44"/>
      <text:p text:style-name="P44">Directory: d1 <text:s text:c="90"/>Files: f11 f12 f13 <text:s text:c="85"/>Sub-directories: None <text:s text:c="186"/></text:p>
      <text:p text:style-name="P44"/>
      <text:p text:style-name="P44">Directory: d2 <text:s text:c="90"/>Files: f21 <text:s text:c="93"/>Sub-directories: None <text:s text:c="186"/></text:p>
      <text:p text:style-name="P44"/>
      <text:p text:style-name="P44">Directory: d3 <text:s text:c="90"/>Files: None <text:s text:c="92"/>Sub-directories: None</text:p>
      <text:p text:style-name="P43"/>
      <text:p text:style-name="P43">LEVEL ORDER TRAVERSAL is displayed <text:s text:c="2"/></text:p>
      <text:p text:style-name="P30"><text:soft-page-break/><text:s text:c="168"/>root(f1 f2 f3) <text:s text:c="193"/>d1(f11 f12 f13) d2(f21) d3 <text:s/></text:p>
      <text:p text:style-name="P30"/>
      <text:p text:style-name="P31">+----------------------------------+ <text:s text:c="75"/>TREE STRUCTURE DIRECTORY <text:s text:c="71"/>+----------------------------------+ <text:s text:c="171"/>1. CREATE A FILE <text:s text:c="191"/>2. DISPLAY ALL FILES <text:s text:c="187"/>3. EXIT <text:s text:c="9"/></text:p>
      <text:p text:style-name="P31"><text:s text:c="399"/>ENTER choice: 1 <text:s text:c="3"/></text:p>
      <text:p text:style-name="P31"><text:s text:c="189"/>Create a FILE or DIRECTORY?[f/d]: d <text:s text:c="3"/></text:p>
      <text:p text:style-name="P31"><text:s text:c="169"/>Enter the name of the directory: d31 </text:p>
      <text:p text:style-name="P31"><text:s text:c="275"/>The TOP MOST directory is called "root". </text:p>
      <text:p text:style-name="P31"><text:s text:c="167"/>Enter the name of the parent directory: d3 </text:p>
      <text:p text:style-name="P31"><text:s text:c="269"/>DIRECTORY d31 CREATED in d3! </text:p>
      <text:p text:style-name="P31"/>
      <text:p text:style-name="P32">+----------------------------------+ <text:s text:c="75"/>TREE STRUCTURE DIRECTORY <text:s text:c="71"/>+----------------------------------+ <text:s text:c="171"/>1. CREATE A FILE <text:s text:c="191"/>2. DISPLAY ALL FILES <text:s text:c="187"/>3. EXIT <text:s text:c="5"/></text:p>
      <text:p text:style-name="P32"><text:s text:c="403"/>ENTER choice: 2 </text:p>
      <text:p text:style-name="P45"><text:s text:c="200"/>TREE STRUCTURE DIRECTORY <text:s/></text:p>
      <text:p text:style-name="P45"/>
      <text:p text:style-name="P46">Directory: root <text:s text:c="88"/>Files: f1 f2 f3 <text:s text:c="88"/>Sub-directories: d1 d2 d3 <text:s text:c="182"/></text:p>
      <text:p text:style-name="P46"/>
      <text:p text:style-name="P46">Directory: d1 <text:s text:c="90"/>Files: f11 f12 f13 <text:s text:c="85"/>Sub-directories: None <text:s text:c="186"/></text:p>
      <text:p text:style-name="P46"/>
      <text:p text:style-name="P46">Directory: d2 <text:s text:c="90"/>Files: f21 <text:s text:c="93"/>Sub-directories: None <text:s text:c="186"/></text:p>
      <text:p text:style-name="P46"/>
      <text:p text:style-name="P46">Directory: d3 <text:s text:c="90"/>Files: None <text:s text:c="92"/>Sub-directories: d31 <text:s text:c="187"/></text:p>
      <text:p text:style-name="P46"><text:soft-page-break/></text:p>
      <text:p text:style-name="P46">Directory: d31 <text:s text:c="89"/>Files: None <text:s text:c="92"/>Sub-directories: None </text:p>
      <text:p text:style-name="P45"><text:s text:c="70"/>LEVEL ORDER TRAVERSAL is displayed</text:p>
      <text:p text:style-name="P32"><text:s text:c="171"/>root(f1 f2 f3) <text:s text:c="193"/>d1(f11 f12 f13) d2(f21) d3 <text:s text:c="181"/>d31 </text:p>
      <text:p text:style-name="P32"/>
      <text:p text:style-name="P33">+----------------------------------+ <text:s text:c="75"/>TREE STRUCTURE DIRECTORY <text:s text:c="71"/>+----------------------------------+ <text:s text:c="171"/>1. CREATE A FILE <text:s text:c="191"/>2. DISPLAY ALL FILES <text:s text:c="187"/>3. EXIT <text:s text:c="3"/></text:p>
      <text:p text:style-name="P33"><text:s text:c="405"/>ENTER choice: 3 <text:s/></text:p>
      <text:p text:style-name="P33"/>
      <text:p text:style-name="P33">+----------------------------+ <text:s text:c="81"/>MENU OPTIONS <text:s text:c="83"/>+----------------------------+ <text:s text:c="177"/>1. SINGLE LEVEL DIRECTORY <text:s text:c="182"/>2. TREE STRUCTURE DIRECTORY <text:s text:c="180"/>3. EXIT <text:s text:c="4"/></text:p>
      <text:p text:style-name="P33"><text:s text:c="404"/>ENTER choice: 3 </text:p>
      <text:p text:style-name="P30"/>
      <text:p text:style-name="P29"/>
      <text:p text:style-name="P29"/>
      <text:p text:style-name="P28"/>
      <text:p text:style-name="P28"/>
      <text:p text:style-name="P27"/>
      <text:p text:style-name="P27"/>
      <text:p text:style-name="P25"/>
      <text:p text:style-name="P25"/>
      <text:p text:style-name="P24"/>
      <text:p text:style-name="P22"/>
      <text:p text:style-name="P22"/>
      <text:p text:style-name="P17"/>
      <text:p text:style-name="P17"><text:s text:c="3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><text:s text:c="2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4-13T20:28:30.177000000</dc:date>
    <meta:editing-duration>PT49M35S</meta:editing-duration>
    <meta:editing-cycles>53</meta:editing-cycles>
    <meta:document-statistic meta:table-count="0" meta:image-count="0" meta:object-count="0" meta:page-count="27" meta:paragraph-count="637" meta:word-count="3015" meta:character-count="103304" meta:non-whitespace-character-count="18574"/>
  </office:meta>
</office:document-meta>
</file>